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D0000022A980ADEB0A1C4886A.gif" manifest:media-type="image/gif"/>
  <manifest:file-entry manifest:full-path="Pictures/100000000000028D0000022AB5E68FC5C34B4DF3.gif" manifest:media-type="image/gif"/>
  <manifest:file-entry manifest:full-path="Pictures/10000201000002620000023C3DC7F5C9077FAF26.png" manifest:media-type="image/png"/>
  <manifest:file-entry manifest:full-path="Pictures/10000000000004720000046FCD4E5FF61424F521.png" manifest:media-type="image/png"/>
  <manifest:file-entry manifest:full-path="Pictures/10000000000001DB000000FA6E952210B0E3E6FF.png" manifest:media-type="image/png"/>
  <manifest:file-entry manifest:full-path="Pictures/10000201000001FE000002742B629B256972889A.png" manifest:media-type="image/png"/>
  <manifest:file-entry manifest:full-path="Pictures/10000201000001CC000001CD7C6B510FE6ED0C5A.png" manifest:media-type="image/png"/>
  <manifest:file-entry manifest:full-path="Pictures/10000000000001B9000002CA9C6BCBAD82291EB6.png" manifest:media-type="image/png"/>
  <manifest:file-entry manifest:full-path="Pictures/10000000000001A400000146538DED4EA850338C.png" manifest:media-type="image/png"/>
  <manifest:file-entry manifest:full-path="Pictures/10000000000002D30000029FC1ECE52A070AACDC.png" manifest:media-type="image/png"/>
  <manifest:file-entry manifest:full-path="Pictures/10000000000001FC000002731E79929B92AB47AC.gif" manifest:media-type="image/gif"/>
  <manifest:file-entry manifest:full-path="Pictures/10000000000001FC0000027376980C24E4CBA19A.gif" manifest:media-type="image/gif"/>
  <manifest:file-entry manifest:full-path="Pictures/10000201000002870000028C243341669E608549.png" manifest:media-type="image/png"/>
  <manifest:file-entry manifest:full-path="Pictures/1000020100000262000002977B4978132C768709.png" manifest:media-type="image/png"/>
  <manifest:file-entry manifest:full-path="Pictures/100000000000050A000004726732CC9ED8CD0D01.png" manifest:media-type="image/png"/>
  <manifest:file-entry manifest:full-path="Pictures/100000000000046C0000043FE435717231EDEEF6.png" manifest:media-type="image/png"/>
  <manifest:file-entry manifest:full-path="Pictures/100000000000050900000479EA3478ABAE679FEB.png" manifest:media-type="image/png"/>
  <manifest:file-entry manifest:full-path="Pictures/10000000000001F4000001F4B32656CA3A92C5A4.png" manifest:media-type="image/png"/>
  <manifest:file-entry manifest:full-path="Pictures/10000000000001450000012C8AABFC33A0E3DEB2.png" manifest:media-type="image/png"/>
  <manifest:file-entry manifest:full-path="Pictures/100000000000046B000002A0F8626EA0BC0BC148.png" manifest:media-type="image/png"/>
  <manifest:file-entry manifest:full-path="Pictures/100000000000010100000398FDC9628D09ABE4E1.png" manifest:media-type="image/png"/>
  <manifest:file-entry manifest:full-path="Pictures/10000201000002A2000002E1C0D6AD34DFF5F709.png" manifest:media-type="image/png"/>
  <manifest:file-entry manifest:full-path="Pictures/10000000000002900000022927BA09CC5A6880FE.gif" manifest:media-type="image/gif"/>
  <manifest:file-entry manifest:full-path="Pictures/1000000000000470000004740C85DA3629820865.png" manifest:media-type="image/png"/>
  <manifest:file-entry manifest:full-path="Pictures/100002010000027800000256137F27D82657DAFB.png" manifest:media-type="image/png"/>
  <manifest:file-entry manifest:full-path="Pictures/10000000000001F40000025896CDCF8F3856AB1A.png" manifest:media-type="image/png"/>
  <manifest:file-entry manifest:full-path="Pictures/100000000000021100000217C00C08BBFEBE92B4.png" manifest:media-type="image/png"/>
  <manifest:file-entry manifest:full-path="Pictures/10000000000001E00000014E3FE390F62191F21B.gif" manifest:media-type="image/gif"/>
  <manifest:file-entry manifest:full-path="Pictures/10000000000003F300000219C077229D898A1F1D.png" manifest:media-type="image/png"/>
  <manifest:file-entry manifest:full-path="Pictures/10000000000001C2000002E9C98420F48EE3E143.png" manifest:media-type="image/png"/>
  <manifest:file-entry manifest:full-path="Pictures/10000201000001FE000001B6E5F27578EE6BAB8A.png" manifest:media-type="image/png"/>
  <manifest:file-entry manifest:full-path="Pictures/10000000000002D6000002080E9A11465CC08413.gif" manifest:media-type="image/gif"/>
  <manifest:file-entry manifest:full-path="Pictures/10000201000002D9000001453591702E0D3A8AFC.png" manifest:media-type="image/png"/>
  <manifest:file-entry manifest:full-path="Pictures/10000201000002A000000165F7C16AB28890758E.png" manifest:media-type="image/png"/>
  <manifest:file-entry manifest:full-path="Pictures/1000020100000262000002AA928F244E43C73700.png" manifest:media-type="image/png"/>
  <manifest:file-entry manifest:full-path="Pictures/10000000000004D8000002DFB2B381EE27193A61.png" manifest:media-type="image/png"/>
  <manifest:file-entry manifest:full-path="Pictures/10000000000002BE000001DC3B9611566C885AEB.gif" manifest:media-type="image/gif"/>
  <manifest:file-entry manifest:full-path="Pictures/1000000000000397000001B8CC8D243307957689.png" manifest:media-type="image/png"/>
  <manifest:file-entry manifest:full-path="Pictures/10000000000001560000015BC17382F5AF0F4FFB.png" manifest:media-type="image/png"/>
  <manifest:file-entry manifest:full-path="Pictures/10000000000004720000029F1799B12F5D131AE3.png" manifest:media-type="image/png"/>
  <manifest:file-entry manifest:full-path="Pictures/10000000000001A8000001C816DCDD6EB07C9CEA.png" manifest:media-type="image/png"/>
  <manifest:file-entry manifest:full-path="Pictures/1000020100000262000002970B6E98AADD8D3E5C.png" manifest:media-type="image/png"/>
  <manifest:file-entry manifest:full-path="Pictures/100000000000025D0000026733C756BFCE117049.png" manifest:media-type="image/png"/>
  <manifest:file-entry manifest:full-path="Pictures/100000000000025000000314E786CF683787A516.gif" manifest:media-type="image/gif"/>
  <manifest:file-entry manifest:full-path="Pictures/1000000000000307000001F0B5E80DD66799385A.png" manifest:media-type="image/png"/>
  <manifest:file-entry manifest:full-path="Pictures/10000000000002B3000001FE410ACB5732C43F6C.gif" manifest:media-type="image/gif"/>
  <manifest:file-entry manifest:full-path="Pictures/10000000000001FC000002ADF904C582ABA1BDAF.gif" manifest:media-type="image/gif"/>
  <manifest:file-entry manifest:full-path="Pictures/10000201000002B30000038419441792BEE16645.png" manifest:media-type="image/png"/>
  <manifest:file-entry manifest:full-path="Pictures/100002010000025B0000021667B35F0FF2EEE504.png" manifest:media-type="image/png"/>
  <manifest:file-entry manifest:full-path="Pictures/100000000000020C000001CAAC5191D7A8AD6E98.gif" manifest:media-type="image/gif"/>
  <manifest:file-entry manifest:full-path="Pictures/10000000000001D700000142DFECA808BD303CC3.gif" manifest:media-type="image/gif"/>
  <manifest:file-entry manifest:full-path="Pictures/10000000000002900000022CE6FF05959611DEC1.gif" manifest:media-type="image/gif"/>
  <manifest:file-entry manifest:full-path="Pictures/10000000000002A9000002CC421E37CA2C613E77.gif" manifest:media-type="image/gif"/>
  <manifest:file-entry manifest:full-path="Pictures/1000000000000188000000532D0106BBB1EC7B31.gif" manifest:media-type="image/gif"/>
  <manifest:file-entry manifest:full-path="Pictures/10000000000001C4000000D2044B4E2B1099F17E.gif" manifest:media-type="image/gif"/>
  <manifest:file-entry manifest:full-path="Pictures/100000000000018A000000B020ACFE9B803B3C20.gif" manifest:media-type="image/gif"/>
  <manifest:file-entry manifest:full-path="Pictures/10000000000002860000015015FBCECE652273D6.gif" manifest:media-type="image/gif"/>
  <manifest:file-entry manifest:full-path="Pictures/100000000000028200000187C261A00C3F7CCB5C.gif" manifest:media-type="image/gif"/>
  <manifest:file-entry manifest:full-path="Pictures/10000000000002900000018E5C03570E124F292A.gif" manifest:media-type="image/gif"/>
  <manifest:file-entry manifest:full-path="Pictures/10000000000002B3000001D21F901E7809737E0F.gif" manifest:media-type="image/gif"/>
  <manifest:file-entry manifest:full-path="Pictures/10000000000002900000019F74B2B07BC21085E1.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data-style-name="N0">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data-style-name="N0">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data-style-name="N0">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data-style-name="N0">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data-style-name="N0">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6" style:family="paragraph" style:parent-style-name="Standard">
      <style:text-properties officeooo:paragraph-rsid="005f7f11"/>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Text_20_body">
      <style:paragraph-properties fo:break-before="page"/>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2f022f" officeooo:paragraph-rsid="00317271" style:font-weight-asian="bold" style:font-weight-complex="bold"/>
    </style:style>
    <style:style style:name="P12" style:family="paragraph" style:parent-style-name="Text_20_body">
      <style:text-properties fo:font-weight="bold" officeooo:rsid="005265f0" officeooo:paragraph-rsid="005265f0" style:font-weight-asian="bold" style:font-weight-complex="bold"/>
    </style:style>
    <style:style style:name="P13" style:family="paragraph" style:parent-style-name="Text_20_body">
      <style:text-properties fo:font-weight="bold" officeooo:rsid="005070bf" officeooo:paragraph-rsid="005070bf" style:font-weight-asian="bold" style:font-weight-complex="bold"/>
    </style:style>
    <style:style style:name="P14" style:family="paragraph" style:parent-style-name="Text_20_body">
      <style:text-properties fo:font-weight="bold" officeooo:rsid="005347da" officeooo:paragraph-rsid="005347da" style:font-weight-asian="bold" style:font-weight-complex="bold"/>
    </style:style>
    <style:style style:name="P15" style:family="paragraph" style:parent-style-name="Text_20_body">
      <style:text-properties fo:font-weight="bold" officeooo:rsid="0053f819" officeooo:paragraph-rsid="0053f819" style:font-weight-asian="bold" style:font-weight-complex="bold"/>
    </style:style>
    <style:style style:name="P16" style:family="paragraph" style:parent-style-name="Text_20_body">
      <style:text-properties fo:font-weight="bold" officeooo:rsid="00300eff" officeooo:paragraph-rsid="00317271" style:font-weight-asian="bold" style:font-weight-complex="bold"/>
    </style:style>
    <style:style style:name="P17" style:family="paragraph" style:parent-style-name="Text_20_body">
      <style:text-properties fo:font-weight="bold" officeooo:rsid="0054dfc8" officeooo:paragraph-rsid="0054dfc8" style:font-weight-asian="bold"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style:font-name="Courier 10 Pitch1"/>
    </style:style>
    <style:style style:name="P20" style:family="paragraph" style:parent-style-name="Text_20_body">
      <style:text-properties style:font-name="Courier 10 Pitch1" fo:font-size="11pt" style:font-size-asian="11pt" style:font-size-complex="11pt"/>
    </style:style>
    <style:style style:name="P21" style:family="paragraph" style:parent-style-name="Text_20_body">
      <style:text-properties style:font-name="Courier 10 Pitch1" fo:font-size="10.5pt" style:font-size-asian="10.5pt" style:font-size-complex="10.5pt"/>
    </style:style>
    <style:style style:name="P22" style:family="paragraph" style:parent-style-name="Text_20_body">
      <style:text-properties style:font-name="Courier 10 Pitch1" fo:font-size="10.5pt" officeooo:rsid="0001e6ce" style:font-size-asian="10.5pt" style:font-size-complex="10.5pt"/>
    </style:style>
    <style:style style:name="P23" style:family="paragraph" style:parent-style-name="Text_20_body">
      <style:text-properties style:font-name="Courier 10 Pitch1" fo:font-size="10pt" fo:font-weight="normal" officeooo:rsid="0053f819" officeooo:paragraph-rsid="0054dfc8" style:font-size-asian="10pt" style:font-weight-asian="normal" style:font-size-complex="10pt" style:font-weight-complex="normal"/>
    </style:style>
    <style:style style:name="P24" style:family="paragraph" style:parent-style-name="Text_20_body">
      <style:text-properties style:font-name="Courier 10 Pitch1" officeooo:rsid="0012d294"/>
    </style:style>
    <style:style style:name="P25" style:family="paragraph" style:parent-style-name="Text_20_body">
      <style:text-properties style:font-name="Nimbus Roman No9 L"/>
    </style:style>
    <style:style style:name="P26" style:family="paragraph" style:parent-style-name="Text_20_body">
      <style:text-properties fo:font-size="12pt" style:font-size-asian="10.5pt" style:font-size-complex="12pt"/>
    </style:style>
    <style:style style:name="P27" style:family="paragraph" style:parent-style-name="Text_20_body">
      <style:text-properties fo:font-size="12pt" officeooo:rsid="0019e5db" style:font-size-asian="10.5pt" style:font-size-complex="12pt"/>
    </style:style>
    <style:style style:name="P28" style:family="paragraph" style:parent-style-name="Text_20_body">
      <style:text-properties fo:font-size="12pt" fo:font-weight="bold" style:font-size-asian="10.5pt" style:font-weight-asian="bold" style:font-size-complex="12pt" style:font-weight-complex="bold"/>
    </style:style>
    <style:style style:name="P29" style:family="paragraph" style:parent-style-name="Text_20_body">
      <style:text-properties fo:font-size="12pt" fo:font-weight="normal" style:font-size-asian="10.5pt" style:font-weight-asian="normal" style:font-size-complex="12pt" style:font-weight-complex="normal"/>
    </style:style>
    <style:style style:name="P30" style:family="paragraph" style:parent-style-name="Text_20_body">
      <style:text-properties fo:font-size="32pt" style:font-size-asian="32pt" style:font-size-complex="32pt"/>
    </style:style>
    <style:style style:name="P31" style:family="paragraph" style:parent-style-name="Text_20_body">
      <style:text-properties fo:font-size="32pt" officeooo:rsid="001e582d" officeooo:paragraph-rsid="0046ad36" style:font-size-asian="32pt" style:font-size-complex="32pt"/>
    </style:style>
    <style:style style:name="P32" style:family="paragraph" style:parent-style-name="Text_20_body">
      <style:text-properties officeooo:paragraph-rsid="00077961"/>
    </style:style>
    <style:style style:name="P33" style:family="paragraph" style:parent-style-name="Text_20_body">
      <style:text-properties officeooo:paragraph-rsid="0009d63f"/>
    </style:style>
    <style:style style:name="P34" style:family="paragraph" style:parent-style-name="Text_20_body">
      <style:text-properties officeooo:paragraph-rsid="001202c3"/>
    </style:style>
    <style:style style:name="P35" style:family="paragraph" style:parent-style-name="Text_20_body">
      <style:text-properties officeooo:paragraph-rsid="0016b85c"/>
    </style:style>
    <style:style style:name="P36" style:family="paragraph" style:parent-style-name="Text_20_body">
      <style:text-properties officeooo:paragraph-rsid="001bf338"/>
    </style:style>
    <style:style style:name="P37" style:family="paragraph" style:parent-style-name="Text_20_body">
      <style:text-properties officeooo:rsid="000749e0" officeooo:paragraph-rsid="00077961"/>
    </style:style>
    <style:style style:name="P38" style:family="paragraph" style:parent-style-name="Text_20_body">
      <style:text-properties officeooo:rsid="000d5f26" officeooo:paragraph-rsid="000d5f26"/>
    </style:style>
    <style:style style:name="P39" style:family="paragraph" style:parent-style-name="Text_20_body">
      <style:text-properties officeooo:rsid="0019c610" officeooo:paragraph-rsid="0019c610"/>
    </style:style>
    <style:style style:name="P40" style:family="paragraph" style:parent-style-name="Text_20_body">
      <style:text-properties officeooo:rsid="001a1f3a" officeooo:paragraph-rsid="001a1f3a"/>
    </style:style>
    <style:style style:name="P41" style:family="paragraph" style:parent-style-name="Text_20_body">
      <style:text-properties officeooo:rsid="001a1f3a" officeooo:paragraph-rsid="0019c610"/>
    </style:style>
    <style:style style:name="P42" style:family="paragraph" style:parent-style-name="Text_20_body">
      <style:text-properties officeooo:rsid="001a2d3a" officeooo:paragraph-rsid="001a2d3a"/>
    </style:style>
    <style:style style:name="P43" style:family="paragraph" style:parent-style-name="Text_20_body">
      <style:text-properties officeooo:rsid="001a2d3a" officeooo:paragraph-rsid="002bc22e"/>
    </style:style>
    <style:style style:name="P44" style:family="paragraph" style:parent-style-name="Text_20_body">
      <style:text-properties officeooo:rsid="001a2d3a" officeooo:paragraph-rsid="001bf338"/>
    </style:style>
    <style:style style:name="P45" style:family="paragraph" style:parent-style-name="Text_20_body">
      <style:text-properties officeooo:rsid="001c86f1" officeooo:paragraph-rsid="001bf338"/>
    </style:style>
    <style:style style:name="P46" style:family="paragraph" style:parent-style-name="Text_20_body">
      <style:text-properties officeooo:rsid="001e582d" officeooo:paragraph-rsid="001e582d"/>
    </style:style>
    <style:style style:name="P47" style:family="paragraph" style:parent-style-name="Text_20_body">
      <style:text-properties officeooo:rsid="001e582d" officeooo:paragraph-rsid="002736a6"/>
    </style:style>
    <style:style style:name="P48" style:family="paragraph" style:parent-style-name="Text_20_body">
      <style:text-properties officeooo:rsid="0014c70a"/>
    </style:style>
    <style:style style:name="P49" style:family="paragraph" style:parent-style-name="Text_20_body">
      <style:text-properties officeooo:rsid="0014c70a" officeooo:paragraph-rsid="002f022f"/>
    </style:style>
    <style:style style:name="P50" style:family="paragraph" style:parent-style-name="Text_20_body">
      <style:text-properties officeooo:rsid="002f022f" officeooo:paragraph-rsid="002f022f"/>
    </style:style>
    <style:style style:name="P51" style:family="paragraph" style:parent-style-name="Text_20_body">
      <style:text-properties officeooo:rsid="002aa584" officeooo:paragraph-rsid="002aa584"/>
    </style:style>
    <style:style style:name="P52" style:family="paragraph" style:parent-style-name="Text_20_body">
      <style:text-properties officeooo:rsid="002d4b7b" officeooo:paragraph-rsid="002d4b7b"/>
    </style:style>
    <style:style style:name="P53" style:family="paragraph" style:parent-style-name="Text_20_body">
      <style:text-properties officeooo:paragraph-rsid="005265f0"/>
    </style:style>
    <style:style style:name="P54" style:family="paragraph" style:parent-style-name="Text_20_body">
      <style:text-properties fo:font-weight="normal" officeooo:paragraph-rsid="0053f819" style:font-weight-asian="normal" style:font-weight-complex="normal"/>
    </style:style>
    <style:style style:name="P55" style:family="paragraph" style:parent-style-name="Text_20_body">
      <style:text-properties fo:font-weight="normal" officeooo:rsid="0053f819" officeooo:paragraph-rsid="0054dfc8" style:font-weight-asian="normal" style:font-weight-complex="normal"/>
    </style:style>
    <style:style style:name="P56" style:family="paragraph" style:parent-style-name="Text_20_body">
      <style:text-properties fo:font-weight="normal" officeooo:rsid="0056be19" officeooo:paragraph-rsid="0056be19" style:font-weight-asian="normal" style:font-weight-complex="normal"/>
    </style:style>
    <style:style style:name="P57" style:family="paragraph" style:parent-style-name="Text_20_body">
      <style:text-properties fo:font-weight="normal" officeooo:rsid="0054dfc8" officeooo:paragraph-rsid="0054dfc8" style:font-weight-asian="normal" style:font-weight-complex="normal"/>
    </style:style>
    <style:style style:name="P58" style:family="paragraph" style:parent-style-name="Text_20_body">
      <style:text-properties fo:font-weight="normal" officeooo:rsid="005347da" officeooo:paragraph-rsid="005347da" style:font-weight-asian="normal" style:font-weight-complex="normal"/>
    </style:style>
    <style:style style:name="P59" style:family="paragraph" style:parent-style-name="Text_20_body">
      <style:text-properties officeooo:rsid="0056be19" officeooo:paragraph-rsid="0056be19"/>
    </style:style>
    <style:style style:name="P60" style:family="paragraph" style:parent-style-name="Text_20_body">
      <style:text-properties officeooo:rsid="000e1d4d" officeooo:paragraph-rsid="002f022f"/>
    </style:style>
    <style:style style:name="P61" style:family="paragraph" style:parent-style-name="Text_20_body">
      <style:text-properties officeooo:rsid="002bc22e" officeooo:paragraph-rsid="001a1f3a"/>
    </style:style>
    <style:style style:name="P62" style:family="paragraph" style:parent-style-name="Text_20_body">
      <style:text-properties officeooo:rsid="001bf338" officeooo:paragraph-rsid="001bf338"/>
    </style:style>
    <style:style style:name="P63" style:family="paragraph" style:parent-style-name="Text_20_body">
      <style:text-properties officeooo:rsid="002736a6" officeooo:paragraph-rsid="001e582d"/>
    </style:style>
    <style:style style:name="P64" style:family="paragraph" style:parent-style-name="Text_20_body">
      <style:text-properties officeooo:rsid="003eac21" officeooo:paragraph-rsid="0046ad36"/>
    </style:style>
    <style:style style:name="P65" style:family="paragraph" style:parent-style-name="Text_20_body">
      <style:text-properties officeooo:rsid="005030f1" officeooo:paragraph-rsid="0051eade"/>
    </style:style>
    <style:style style:name="P66" style:family="paragraph" style:parent-style-name="Text_20_body">
      <style:text-properties officeooo:rsid="005070bf" officeooo:paragraph-rsid="005070bf"/>
    </style:style>
    <style:style style:name="P67" style:family="paragraph" style:parent-style-name="Text_20_body">
      <style:text-properties officeooo:rsid="005265f0" officeooo:paragraph-rsid="005265f0"/>
    </style:style>
    <style:style style:name="P68" style:family="paragraph" style:parent-style-name="Text_20_body">
      <style:text-properties officeooo:rsid="001cb8bd"/>
    </style:style>
    <style:style style:name="P69" style:family="paragraph" style:parent-style-name="Text_20_body">
      <style:text-properties officeooo:rsid="001f76aa"/>
    </style:style>
    <style:style style:name="P70" style:family="paragraph" style:parent-style-name="Text_20_body">
      <style:text-properties officeooo:rsid="0022b1dd"/>
    </style:style>
    <style:style style:name="P71" style:family="paragraph" style:parent-style-name="Text_20_body">
      <style:text-properties officeooo:rsid="0024a043"/>
    </style:style>
    <style:style style:name="P72" style:family="paragraph" style:parent-style-name="Text_20_body">
      <style:text-properties officeooo:rsid="000cf311"/>
    </style:style>
    <style:style style:name="P73" style:family="paragraph" style:parent-style-name="Text_20_body">
      <style:text-properties officeooo:rsid="000ed07a"/>
    </style:style>
    <style:style style:name="P74" style:family="paragraph" style:parent-style-name="Text_20_body">
      <style:text-properties officeooo:rsid="00110974"/>
    </style:style>
    <style:style style:name="P75" style:family="paragraph" style:parent-style-name="Text_20_body">
      <style:text-properties officeooo:rsid="0011317f"/>
    </style:style>
    <style:style style:name="P76" style:family="paragraph" style:parent-style-name="Text_20_body">
      <style:text-properties officeooo:rsid="000f711a"/>
    </style:style>
    <style:style style:name="P77" style:family="paragraph" style:parent-style-name="Text_20_body">
      <style:text-properties officeooo:rsid="0017d6da"/>
    </style:style>
    <style:style style:name="P78" style:family="paragraph" style:parent-style-name="Text_20_body">
      <style:text-properties officeooo:paragraph-rsid="00647bea"/>
    </style:style>
    <style:style style:name="P79" style:family="paragraph" style:parent-style-name="Text_20_body">
      <style:text-properties officeooo:rsid="004f102a" officeooo:paragraph-rsid="0051eade"/>
    </style:style>
    <style:style style:name="P80" style:family="paragraph" style:parent-style-name="Table_20_Heading">
      <style:text-properties fo:font-style="normal" fo:font-weight="normal" style:font-style-asian="normal" style:font-weight-asian="normal" style:font-style-complex="normal" style:font-weight-complex="normal"/>
    </style:style>
    <style:style style:name="P81" style:family="paragraph" style:parent-style-name="Table_20_Contents">
      <style:paragraph-properties fo:text-align="center" style:justify-single-word="false"/>
    </style:style>
    <style:style style:name="P82" style:family="paragraph" style:parent-style-name="Code">
      <style:text-properties style:font-name="Nimbus Roman No9 L" fo:font-weight="bold" style:font-weight-asian="bold" style:font-weight-complex="bold"/>
    </style:style>
    <style:style style:name="P83" style:family="paragraph" style:parent-style-name="Code">
      <style:text-properties style:font-name="Courier 10 Pitch1" fo:font-size="10pt" style:font-size-asian="10pt" style:font-size-complex="10pt"/>
    </style:style>
    <style:style style:name="P84" style:family="paragraph" style:parent-style-name="Code">
      <style:text-properties fo:font-size="9pt" style:font-size-asian="9pt" style:font-size-complex="9pt"/>
    </style:style>
    <style:style style:name="P85" style:family="paragraph" style:parent-style-name="Contents_20_5">
      <style:paragraph-properties>
        <style:tab-stops>
          <style:tab-stop style:position="15.002cm" style:type="right" style:leader-style="dotted" style:leader-text="."/>
        </style:tab-stops>
      </style:paragraph-properties>
    </style:style>
    <style:style style:name="P86" style:family="paragraph" style:parent-style-name="Contents_20_1">
      <style:paragraph-properties>
        <style:tab-stops>
          <style:tab-stop style:position="16.999cm" style:type="right" style:leader-style="dotted" style:leader-text="."/>
        </style:tab-stops>
      </style:paragraph-properties>
    </style:style>
    <style:style style:name="P87" style:family="paragraph" style:parent-style-name="Contents_20_2">
      <style:paragraph-properties>
        <style:tab-stops>
          <style:tab-stop style:position="16.499cm" style:type="right" style:leader-style="dotted" style:leader-text="."/>
        </style:tab-stops>
      </style:paragraph-properties>
    </style:style>
    <style:style style:name="P88" style:family="paragraph" style:parent-style-name="Contents_20_4">
      <style:paragraph-properties>
        <style:tab-stops>
          <style:tab-stop style:position="15.501cm" style:type="right" style:leader-style="dotted" style:leader-text="."/>
        </style:tab-stops>
      </style:paragraph-properties>
    </style:style>
    <style:style style:name="P89" style:family="paragraph" style:parent-style-name="Contents_20_3">
      <style:paragraph-properties>
        <style:tab-stops>
          <style:tab-stop style:position="16cm" style:type="right" style:leader-style="dotted" style:leader-text="."/>
        </style:tab-stops>
      </style:paragraph-properties>
    </style:style>
    <style:style style:name="P90" style:family="paragraph" style:parent-style-name="Heading_20_1">
      <style:paragraph-properties fo:break-before="page"/>
    </style:style>
    <style:style style:name="P91" style:family="paragraph" style:parent-style-name="Heading_20_2">
      <style:text-properties fo:font-size="32pt" style:font-size-asian="32pt" style:font-size-complex="32pt"/>
    </style:style>
    <style:style style:name="P92" style:family="paragraph" style:parent-style-name="Heading_20_2">
      <style:text-properties fo:font-size="32pt" officeooo:rsid="000393c5" style:font-size-asian="32pt" style:font-size-complex="32pt"/>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fo:font-size="32pt" style:font-size-asian="32pt" style:font-size-complex="32pt"/>
    </style:style>
    <style:style style:name="P95" style:family="paragraph" style:parent-style-name="Heading_20_3">
      <style:text-properties officeooo:rsid="0009d63f"/>
    </style:style>
    <style:style style:name="P96" style:family="paragraph" style:parent-style-name="Heading_20_3">
      <style:text-properties officeooo:rsid="000cf7d4"/>
    </style:style>
    <style:style style:name="P97" style:family="paragraph" style:parent-style-name="Heading_20_3">
      <style:text-properties officeooo:rsid="004f102a"/>
    </style:style>
    <style:style style:name="P98" style:family="paragraph" style:parent-style-name="Heading_20_3">
      <style:text-properties officeooo:rsid="005265f0"/>
    </style:style>
    <style:style style:name="P99" style:family="paragraph" style:parent-style-name="Heading_20_3">
      <style:text-properties officeooo:rsid="001f76aa"/>
    </style:style>
    <style:style style:name="P100" style:family="paragraph" style:parent-style-name="Heading_20_3">
      <style:text-properties officeooo:rsid="0011317f"/>
    </style:style>
    <style:style style:name="P101" style:family="paragraph" style:parent-style-name="Heading_20_3">
      <style:paragraph-properties fo:break-before="page"/>
    </style:style>
    <style:style style:name="P102" style:family="paragraph" style:parent-style-name="Heading_20_4">
      <style:text-properties officeooo:rsid="0014c70a"/>
    </style:style>
    <style:style style:name="P103" style:family="paragraph" style:parent-style-name="Heading_20_5">
      <style:text-properties style:font-name="Nimbus Roman No9 L"/>
    </style:style>
    <style:style style:name="P104" style:family="paragraph" style:parent-style-name="Heading_20_5">
      <style:text-properties officeooo:rsid="006591e1" officeooo:paragraph-rsid="006591e1"/>
    </style:style>
    <style:style style:name="P105" style:family="paragraph" style:parent-style-name="Text_20_body" style:list-style-name="L1"/>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5"/>
    <style:style style:name="P110" style:family="paragraph" style:parent-style-name="Text_20_body" style:list-style-name="L6"/>
    <style:style style:name="P111" style:family="paragraph" style:parent-style-name="Text_20_body" style:list-style-name="L3">
      <style:paragraph-properties fo:margin-top="0cm" fo:margin-bottom="0cm" style:contextual-spacing="false"/>
    </style:style>
    <style:style style:name="P112" style:family="paragraph">
      <loext:graphic-properties draw:fill="none"/>
      <style:paragraph-properties fo:text-align="center"/>
    </style:style>
    <style:style style:name="T1" style:family="text">
      <style:text-properties fo:font-size="32pt" officeooo:rsid="0019e5db" style:font-size-asian="28pt" style:font-size-complex="32pt"/>
    </style:style>
    <style:style style:name="T2" style:family="text">
      <style:text-properties fo:font-style="normal" style:font-style-asian="normal" style:font-style-complex="normal"/>
    </style:style>
    <style:style style:name="T3" style:family="text">
      <style:text-properties fo:font-style="normal" officeooo:rsid="0053f819"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officeooo:rsid="005265f0" style:font-style-asian="italic" style:font-style-complex="italic"/>
    </style:style>
    <style:style style:name="T8" style:family="text">
      <style:text-properties fo:font-style="italic" officeooo:rsid="0053f819" style:font-style-asian="italic" style:font-style-complex="italic"/>
    </style:style>
    <style:style style:name="T9" style:family="text">
      <style:text-properties fo:font-style="italic" fo:font-weight="normal" officeooo:rsid="0024a043" style:font-style-asian="italic" style:font-weight-asian="normal" style:font-style-complex="italic" style:font-weight-complex="normal"/>
    </style:style>
    <style:style style:name="T10" style:family="text">
      <style:text-properties style:font-name="Courier 10 Pitch1"/>
    </style:style>
    <style:style style:name="T11" style:family="text">
      <style:text-properties style:font-name="Courier 10 Pitch1" fo:font-size="10pt" style:font-size-asian="10pt" style:font-size-complex="10pt"/>
    </style:style>
    <style:style style:name="T12" style:family="text">
      <style:text-properties style:font-name="Courier 10 Pitch1" fo:font-size="10pt" fo:font-style="normal" style:font-size-asian="10pt" style:font-style-asian="normal" style:font-size-complex="10pt" style:font-style-complex="normal"/>
    </style:style>
    <style:style style:name="T13" style:family="text">
      <style:text-properties style:font-name="Courier 10 Pitch1" officeooo:rsid="001651f7"/>
    </style:style>
    <style:style style:name="T14" style:family="text">
      <style:text-properties style:font-name="Courier 10 Pitch1" officeooo:rsid="004dc0d5"/>
    </style:style>
    <style:style style:name="T15" style:family="text">
      <style:text-properties style:font-name="Courier 10 Pitch1" officeooo:rsid="0067f321"/>
    </style:style>
    <style:style style:name="T16" style:family="text">
      <style:text-properties style:font-name="Nimbus Roman No9 L"/>
    </style:style>
    <style:style style:name="T17" style:family="text">
      <style:text-properties style:font-name="Nimbus Roman No9 L" fo:font-style="normal" style:font-style-asian="normal" style:font-style-complex="normal"/>
    </style:style>
    <style:style style:name="T18" style:family="text">
      <style:text-properties style:font-name="Nimbus Roman No9 L" fo:font-style="normal" officeooo:rsid="004dc0d5" style:font-style-asian="normal" style:font-style-complex="normal"/>
    </style:style>
    <style:style style:name="T19" style:family="text">
      <style:text-properties style:font-name="Nimbus Roman No9 L" fo:font-style="italic" style:font-style-asian="italic" style:font-style-complex="italic"/>
    </style:style>
    <style:style style:name="T20" style:family="text">
      <style:text-properties fo:font-size="12pt" style:font-size-asian="12pt" style:font-size-complex="12pt"/>
    </style:style>
    <style:style style:name="T21" style:family="text">
      <style:text-properties fo:font-size="12pt" officeooo:rsid="00056248" style:font-size-asian="12pt" style:font-size-complex="12pt"/>
    </style:style>
    <style:style style:name="T22" style:family="text">
      <style:text-properties fo:font-size="12pt" officeooo:rsid="000749e0" style:font-size-asian="12pt" style:font-size-complex="12pt"/>
    </style:style>
    <style:style style:name="T23" style:family="text">
      <style:text-properties fo:font-size="12pt" officeooo:rsid="000d5f26" style:font-size-asian="12pt" style:font-size-complex="12pt"/>
    </style:style>
    <style:style style:name="T24" style:family="text">
      <style:text-properties fo:font-size="12pt" officeooo:rsid="0020da4e" style:font-size-asian="12pt" style:font-size-complex="12pt"/>
    </style:style>
    <style:style style:name="T25" style:family="text">
      <style:text-properties officeooo:rsid="000cbae6"/>
    </style:style>
    <style:style style:name="T26" style:family="text">
      <style:text-properties officeooo:rsid="000fb0dd"/>
    </style:style>
    <style:style style:name="T27" style:family="text">
      <style:text-properties officeooo:rsid="000ed07a"/>
    </style:style>
    <style:style style:name="T28" style:family="text">
      <style:text-properties officeooo:rsid="000f711a"/>
    </style:style>
    <style:style style:name="T29" style:family="text">
      <style:text-properties officeooo:rsid="00113e73"/>
    </style:style>
    <style:style style:name="T30" style:family="text">
      <style:text-properties fo:font-weight="normal" officeooo:rsid="00113e73" style:font-weight-asian="normal" style:font-weight-complex="normal"/>
    </style:style>
    <style:style style:name="T31" style:family="text">
      <style:text-properties officeooo:rsid="001651f7"/>
    </style:style>
    <style:style style:name="T32" style:family="text">
      <style:text-properties officeooo:rsid="00171767"/>
    </style:style>
    <style:style style:name="T33" style:family="text">
      <style:text-properties officeooo:rsid="0019e5db"/>
    </style:style>
    <style:style style:name="T34" style:family="text">
      <style:text-properties officeooo:rsid="001b5e0d"/>
    </style:style>
    <style:style style:name="T35" style:family="text">
      <style:text-properties officeooo:rsid="0022b1dd"/>
    </style:style>
    <style:style style:name="T36" style:family="text">
      <style:text-properties officeooo:rsid="0024a043"/>
    </style:style>
    <style:style style:name="T37" style:family="text">
      <style:text-properties officeooo:rsid="00017d76"/>
    </style:style>
    <style:style style:name="T38" style:family="text">
      <style:text-properties officeooo:rsid="0001e6ce"/>
    </style:style>
    <style:style style:name="T39" style:family="text">
      <style:text-properties officeooo:rsid="000749e0"/>
    </style:style>
    <style:style style:name="T40" style:family="text">
      <style:text-properties officeooo:rsid="0009d63f"/>
    </style:style>
    <style:style style:name="T41" style:family="text">
      <style:text-properties fo:font-weight="bold" officeooo:rsid="0009d63f" style:font-weight-asian="bold" style:font-weight-complex="bold"/>
    </style:style>
    <style:style style:name="T42" style:family="text">
      <style:text-properties officeooo:rsid="0016b85c"/>
    </style:style>
    <style:style style:name="T43" style:family="text">
      <style:text-properties officeooo:rsid="00264852"/>
    </style:style>
    <style:style style:name="T44" style:family="text">
      <style:text-properties officeooo:rsid="002736a6"/>
    </style:style>
    <style:style style:name="T45" style:family="text">
      <style:text-properties officeooo:rsid="0028b667"/>
    </style:style>
    <style:style style:name="T46" style:family="text">
      <style:text-properties officeooo:rsid="002bc22e"/>
    </style:style>
    <style:style style:name="T47" style:family="text">
      <style:text-properties officeooo:rsid="0037766b"/>
    </style:style>
    <style:style style:name="T48" style:family="text">
      <style:text-properties officeooo:rsid="0039d68f"/>
    </style:style>
    <style:style style:name="T49" style:family="text">
      <style:text-properties officeooo:rsid="004bfe4e"/>
    </style:style>
    <style:style style:name="T50" style:family="text">
      <style:text-properties officeooo:rsid="004efc88"/>
    </style:style>
    <style:style style:name="T51" style:family="text">
      <style:text-properties officeooo:rsid="004f102a"/>
    </style:style>
    <style:style style:name="T52" style:family="text">
      <style:text-properties officeooo:rsid="005265f0"/>
    </style:style>
    <style:style style:name="T53" style:family="text">
      <style:text-properties officeooo:rsid="0053f819"/>
    </style:style>
    <style:style style:name="T54" style:family="text">
      <style:text-properties officeooo:rsid="005a08eb"/>
    </style:style>
    <style:style style:name="T55" style:family="text">
      <style:text-properties officeooo:rsid="005bd0fa"/>
    </style:style>
    <style:style style:name="T56" style:family="text">
      <style:text-properties officeooo:rsid="005c9783"/>
    </style:style>
    <style:style style:name="T57" style:family="text">
      <style:text-properties officeooo:rsid="005d39b1"/>
    </style:style>
    <style:style style:name="T58" style:family="text">
      <style:text-properties officeooo:rsid="005dbc8b"/>
    </style:style>
    <style:style style:name="T59" style:family="text">
      <style:text-properties style:font-name="Nimbus Sans L" fo:font-size="32pt" fo:font-weight="bold" style:font-size-asian="32pt" style:font-weight-asian="bold" style:font-size-complex="32pt" style:font-weight-complex="bold"/>
    </style:style>
    <style:style style:name="T60" style:family="text">
      <style:text-properties officeooo:rsid="0062103a"/>
    </style:style>
    <style:style style:name="T61" style:family="text">
      <style:text-properties officeooo:rsid="00647bea"/>
    </style:style>
    <style:style style:name="T62" style:family="text">
      <style:text-properties officeooo:rsid="0067f321"/>
    </style:style>
    <style:style style:name="T63" style:family="text">
      <style:text-properties officeooo:rsid="006c4b32"/>
    </style:style>
    <style:style style:name="T64" style:family="text">
      <style:text-properties officeooo:rsid="006d3e5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1" draw:name="graphics1" text:anchor-type="paragraph" svg:width="11.679cm" svg:height="11.779cm" draw:z-index="61"><draw:image xlink:href="Pictures/100000000000021100000217C00C08BBFEBE92B4.png" xlink:type="simple" xlink:show="embed" xlink:actuate="onLoad" draw:mime-type="image/png"/></draw:frame></text:p>
      <text:p text:style-name="Standard"/>
      <text:p text:style-name="Standard"/>
      <text:p text:style-name="Standard"/>
      <text:p text:style-name="Standard"/>
      <text:p text:style-name="Standard"/>
      <text:p text:style-name="P6"><text:tab/><text:tab/> <text:s text:c="7"/><text:span text:style-name="T59">Guide to I/O System</text:span></text:p>
      <text:p text:style-name="P1"/>
      <text:p text:style-name="P1"/>
      <text:p text:style-name="P2"/>
      <text:p text:style-name="P2"/>
      <text:p text:style-name="P2"/>
      <text:p text:style-name="P2"/>
      <text:p text:style-name="P2"/>
      <text:p text:style-name="P3">201<text:span text:style-name="T55">5</text:span>-<text:span text:style-name="T38">07</text:span>-<text:span text:style-name="T55">16</text:span></text:p>
      <text:p text:style-name="P3"/>
      <text:p text:style-name="P7"/>
      <text:p text:style-name="P4"/>
      <text:p text:style-name="P5"><text:tab/>Copyright <text:span text:style-name="T49">© 2005-202</text:span><text:span text:style-name="T64">3</text:span><text:span text:style-name="T49"> </text:span>SSAB <text:span text:style-name="T50">EMEA </text:span>AB</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About this Guide<text:tab/>8</text:p>
          <text:p text:style-name="P86">Introduction<text:tab/>9</text:p>
          <text:p text:style-name="P86">Overview<text:tab/>10</text:p>
          <text:p text:style-name="P87">Levels<text:tab/>10</text:p>
          <text:p text:style-name="P87">Configuration<text:tab/>10</text:p>
          <text:p text:style-name="P86">I/O System<text:tab/>11</text:p>
          <text:p text:style-name="P87">PSS9000<text:tab/>12</text:p>
          <text:p text:style-name="P89">Rack objekt<text:tab/>12</text:p>
          <text:p text:style-name="P88">Rack_SSAB<text:tab/>12</text:p>
          <text:p text:style-name="P85">Attributes<text:tab/>12</text:p>
          <text:p text:style-name="P85">Driver<text:tab/>12</text:p>
          <text:p text:style-name="P88">Ssab_RemoteRack<text:tab/>12</text:p>
          <text:p text:style-name="P85">Attributes<text:tab/>12</text:p>
          <text:p text:style-name="P89">Di cards<text:tab/>13</text:p>
          <text:p text:style-name="P88">Ssab_BaseDiCard<text:tab/>13</text:p>
          <text:p text:style-name="P88">Ssab_DI32D<text:tab/>13</text:p>
          <text:p text:style-name="P89">Do cards<text:tab/>13</text:p>
          <text:p text:style-name="P88">Ssab_BaseDoCard<text:tab/>13</text:p>
          <text:p text:style-name="P88">Ssab_DO32KTS<text:tab/>14</text:p>
          <text:p text:style-name="P88">Ssab_DO32KTS_Stall<text:tab/>14</text:p>
          <text:p text:style-name="P89">Ai cards<text:tab/>14</text:p>
          <text:p text:style-name="P88">Ssab_BaseACard<text:tab/>14</text:p>
          <text:p text:style-name="P88">Ssab_AI8uP<text:tab/>14</text:p>
          <text:p text:style-name="P88">Ssab_AI16uP<text:tab/>15</text:p>
          <text:p text:style-name="P88">Ssab_AI32uP<text:tab/>15</text:p>
          <text:p text:style-name="P88">Ssab_AI16uP_Logger<text:tab/>15</text:p>
          <text:p text:style-name="P89">Ao cards<text:tab/>15</text:p>
          <text:p text:style-name="P88">Ssab_AO16uP<text:tab/>15</text:p>
          <text:p text:style-name="P88">Ssab_AO8uP<text:tab/>15</text:p>
          <text:p text:style-name="P88">Ssab_AO8uPL<text:tab/>15</text:p>
          <text:p text:style-name="P89">Co cards<text:tab/>15</text:p>
          <text:p text:style-name="P88">Ssab_CO4uP<text:tab/>15</text:p>
          <text:p text:style-name="P87">Profibus<text:tab/>17</text:p>
          <text:p text:style-name="P89">The Profibus configuator<text:tab/>17</text:p>
          <text:p text:style-name="P88">Address<text:tab/>18</text:p>
          <text:p text:style-name="P88">SlaveGsdData<text:tab/>18</text:p>
          <text:p text:style-name="P88">UserPrmData<text:tab/>18</text:p>
          <text:p text:style-name="P88">Module<text:tab/>19</text:p>
          <text:p text:style-name="P89">Specify the data area<text:tab/>20</text:p>
          <text:p text:style-name="P88">Digital inputs<text:tab/>20</text:p>
          <text:p text:style-name="P88">Analog inputs<text:tab/>21</text:p>
          <text:p text:style-name="P88">Digital outputs<text:tab/>21</text:p>
          <text:p text:style-name="P88">Analog outputs<text:tab/>21</text:p>
          <text:p text:style-name="P88">Complex dataareas<text:tab/>21</text:p>
          <text:p text:style-name="P89">Driver<text:tab/>21</text:p>
          <text:p text:style-name="P89">Agent object<text:tab/>21</text:p>
          <text:p text:style-name="P88">Pb_Profiboard<text:tab/>21</text:p>
          <text:p text:style-name="P89">Slave objects<text:tab/>21</text:p>
          <text:p text:style-name="P88">Pb_Dp_Slave<text:tab/>21</text:p>
          <text:p text:style-name="P88">ABB_ACS_Pb_Slave<text:tab/>22</text:p>
          <text:p text:style-name="P88">Siemens_ET200S_IM151<text:tab/>22</text:p>
          <text:p text:style-name="P88">Siemens ET200M_IM153<text:tab/>22</text:p>
          <text:p text:style-name="P89">Module objects<text:tab/>22</text:p>
          <text:p text:style-name="P88">Pb_Module<text:tab/>22</text:p>
          <text:p text:style-name="P88">ABB_ACS_PPO5<text:tab/>22</text:p>
          <text:p text:style-name="P88">Siemens_ET200S_Ai2<text:tab/>22</text:p>
          <text:p text:style-name="P88"><text:soft-page-break/>Siemens_ET200S_Ao2<text:tab/>22</text:p>
          <text:p text:style-name="P88">Siemens_ET200M_Di4<text:tab/>22</text:p>
          <text:p text:style-name="P88">Siemens_ET200M_Di2<text:tab/>22</text:p>
          <text:p text:style-name="P88">Siemens_ET200M_Do4<text:tab/>22</text:p>
          <text:p text:style-name="P88">Siemens_ET200M_Do2<text:tab/>22</text:p>
          <text:p text:style-name="P87">Profinet<text:tab/>23</text:p>
          <text:p text:style-name="P89">The profinet configurator<text:tab/>23</text:p>
          <text:p text:style-name="P88">Network Settings<text:tab/>25</text:p>
          <text:p text:style-name="P85">DeviceName<text:tab/>25</text:p>
          <text:p text:style-name="P85">IP Address<text:tab/>25</text:p>
          <text:p text:style-name="P85">Subnet mask<text:tab/>25</text:p>
          <text:p text:style-name="P85">MAC Address<text:tab/>26</text:p>
          <text:p text:style-name="P85">SendClock<text:tab/>26</text:p>
          <text:p text:style-name="P85">ReductionRatio<text:tab/>26</text:p>
          <text:p text:style-name="P85">Phase<text:tab/>26</text:p>
          <text:p text:style-name="P88">ByteOrdering<text:tab/>26</text:p>
          <text:p text:style-name="P88">DeviceInfo<text:tab/>26</text:p>
          <text:p text:style-name="P88">Device<text:tab/>26</text:p>
          <text:p text:style-name="P88">DAP<text:tab/>26</text:p>
          <text:p text:style-name="P88">Slot1 - Slotx<text:tab/>26</text:p>
          <text:p text:style-name="P85">ModuleType<text:tab/>27</text:p>
          <text:p text:style-name="P85">ModuleClass<text:tab/>27</text:p>
          <text:p text:style-name="P85">ModuleInfo<text:tab/>27</text:p>
          <text:p text:style-name="P85">Subslot X<text:tab/>27</text:p>
          <text:p text:style-name="P89">Profinet viewer<text:tab/>28</text:p>
          <text:p text:style-name="P89">Agent object<text:tab/>29</text:p>
          <text:p text:style-name="P88">PnControllerSoftingPNAK<text:tab/>29</text:p>
          <text:p text:style-name="P89">Device objects<text:tab/>29</text:p>
          <text:p text:style-name="P88">PnDevice<text:tab/>29</text:p>
          <text:p text:style-name="P88">Siemens_ET200S_PnDevice<text:tab/>29</text:p>
          <text:p text:style-name="P88">Siemens_ET200M_PnDevice<text:tab/>29</text:p>
          <text:p text:style-name="P88">Sinamics_G120_PnDevice<text:tab/>29</text:p>
          <text:p text:style-name="P88">ABB_ACS_PnDevice<text:tab/>29</text:p>
          <text:p text:style-name="P89">Module objects<text:tab/>29</text:p>
          <text:p text:style-name="P88">PnModule<text:tab/>29</text:p>
          <text:p text:style-name="P88">BaseFcPPO3PnModule<text:tab/>29</text:p>
          <text:p text:style-name="P88">Sinamics_Tgm1_PnModule<text:tab/>29</text:p>
          <text:p text:style-name="P88">Siemens_Ai2_PnModule<text:tab/>30</text:p>
          <text:p text:style-name="P88">Siemens_Ao2_PnModule<text:tab/>30</text:p>
          <text:p text:style-name="P88">Siemens_Di4_PnModule<text:tab/>30</text:p>
          <text:p text:style-name="P88">Siemens_Di2_PnModule<text:tab/>30</text:p>
          <text:p text:style-name="P88">Siemens_Do4_PnModule<text:tab/>30</text:p>
          <text:p text:style-name="P88">Siemens_Do2_PnModule<text:tab/>30</text:p>
          <text:p text:style-name="P88">Siemens_Do32_PnModule<text:tab/>30</text:p>
          <text:p text:style-name="P88">Siemens_D16_PnModule<text:tab/>30</text:p>
          <text:p text:style-name="P88">Siemens_Do8_PnModule<text:tab/>30</text:p>
          <text:p text:style-name="P88">Siemens_Di32_PnModule<text:tab/>30</text:p>
          <text:p text:style-name="P88">Siemens_Di16_PnModule<text:tab/>30</text:p>
          <text:p text:style-name="P88">Siemens_Di8_PnModule<text:tab/>30</text:p>
          <text:p text:style-name="P88">Siemens_Dx16_PnModule<text:tab/>30</text:p>
          <text:p text:style-name="P88">Siemens_Ai8_PnModule<text:tab/>31</text:p>
          <text:p text:style-name="P88">Siemens_Ao8_PnModule<text:tab/>31</text:p>
          <text:p text:style-name="P88">Siemens_Ai4_PnModule<text:tab/>31</text:p>
          <text:p text:style-name="P88">Siemens_Ao4_PnModule<text:tab/>31</text:p>
          <text:p text:style-name="P87">Ethernet Powerlink<text:tab/>32</text:p>
          <text:p text:style-name="P89">What Powerlink does<text:tab/>32</text:p>
          <text:p text:style-name="P89">Main features<text:tab/>32</text:p>
          <text:p text:style-name="P89">Powerlink facts<text:tab/>32</text:p>
          <text:p text:style-name="P89">ProviewR as a MN<text:tab/>33</text:p>
          <text:p text:style-name="P88">openCONFIGURATOR (CDC-file)<text:tab/>34</text:p>
          <text:p text:style-name="P89"><text:soft-page-break/>ProviewR as a CN<text:tab/>41</text:p>
          <text:p text:style-name="P89">Communication between two ProviewR nodes<text:tab/>43</text:p>
          <text:p text:style-name="P87">Modbus TCP Client<text:tab/>44</text:p>
          <text:p text:style-name="P89">Configuration of a device<text:tab/>45</text:p>
          <text:p text:style-name="P88">Master<text:tab/>45</text:p>
          <text:p text:style-name="P88">Slaves<text:tab/>45</text:p>
          <text:p text:style-name="P88">Modules<text:tab/>46</text:p>
          <text:p text:style-name="P89">Specify the data area<text:tab/>47</text:p>
          <text:p text:style-name="P88">Example<text:tab/>47</text:p>
          <text:p text:style-name="P89">Master object<text:tab/>50</text:p>
          <text:p text:style-name="P88">Modbus_Master<text:tab/>50</text:p>
          <text:p text:style-name="P89">Slave objects<text:tab/>50</text:p>
          <text:p text:style-name="P88">Modbus_TCP_Slave<text:tab/>50</text:p>
          <text:p text:style-name="P89">Module objects<text:tab/>51</text:p>
          <text:p text:style-name="P88">Modbus_Module<text:tab/>51</text:p>
          <text:p text:style-name="P87">Modbus TCP Server<text:tab/>52</text:p>
          <text:p text:style-name="P89">Data areas<text:tab/>52</text:p>
          <text:p text:style-name="P89">Unit id<text:tab/>52</text:p>
          <text:p text:style-name="P89">Port<text:tab/>52</text:p>
          <text:p text:style-name="P87">Hilscher cifX<text:tab/>55</text:p>
          <text:p text:style-name="P89">SYCON.net configuration<text:tab/>55</text:p>
          <text:p text:style-name="P89">cifX driver configuration<text:tab/>56</text:p>
          <text:p text:style-name="P89">ProviewR configuration<text:tab/>56</text:p>
          <text:p text:style-name="P87">MotionControl USB I/O<text:tab/>59</text:p>
          <text:p text:style-name="P89">Driver<text:tab/>59</text:p>
          <text:p text:style-name="P89">Rack object<text:tab/>59</text:p>
          <text:p text:style-name="P88">MotonControl_USB<text:tab/>59</text:p>
          <text:p text:style-name="P89">Card object<text:tab/>60</text:p>
          <text:p text:style-name="P88">MotionControl_USBIO<text:tab/>60</text:p>
          <text:p text:style-name="P89">Channels<text:tab/>60</text:p>
          <text:p text:style-name="P88">Ai configuration<text:tab/>60</text:p>
          <text:p text:style-name="P88">Ao configuration<text:tab/>61</text:p>
          <text:p text:style-name="P89">Link file<text:tab/>61</text:p>
          <text:p text:style-name="P87">Velleman K8055<text:tab/>62</text:p>
          <text:p text:style-name="P89">Agent object<text:tab/>62</text:p>
          <text:p text:style-name="P88">USB_Agent<text:tab/>62</text:p>
          <text:p text:style-name="P89">Rack object<text:tab/>63</text:p>
          <text:p text:style-name="P88">Velleman_K8055<text:tab/>63</text:p>
          <text:p text:style-name="P89">Card object<text:tab/>63</text:p>
          <text:p text:style-name="P88">Velleman_K8055_Board<text:tab/>63</text:p>
          <text:p text:style-name="P89">Channels<text:tab/>63</text:p>
          <text:p text:style-name="P88">Ai configuration<text:tab/>63</text:p>
          <text:p text:style-name="P88">Ao configuration<text:tab/>63</text:p>
          <text:p text:style-name="P89">Link file<text:tab/>64</text:p>
          <text:p text:style-name="P87">Arduino Uno<text:tab/>65</text:p>
          <text:p text:style-name="P89">Initialization of the Arduino board<text:tab/>65</text:p>
          <text:p text:style-name="P89">USB port baud rate<text:tab/>66</text:p>
          <text:p text:style-name="P89">I/O Configuration<text:tab/>66</text:p>
          <text:p text:style-name="P89">Rack object<text:tab/>67</text:p>
          <text:p text:style-name="P88">Arduino_USB<text:tab/>67</text:p>
          <text:p text:style-name="P89">Card object<text:tab/>67</text:p>
          <text:p text:style-name="P88">Arduino_Uno<text:tab/>67</text:p>
          <text:p text:style-name="P89">Channels<text:tab/>67</text:p>
          <text:p text:style-name="P87">GPIO<text:tab/>70</text:p>
          <text:p text:style-name="P87">OneWire<text:tab/>71</text:p>
          <text:p text:style-name="P89">OneWire_AiDevice<text:tab/>71</text:p>
          <text:p text:style-name="P89">Maxim_DS18B20<text:tab/>71</text:p>
          <text:p text:style-name="P86">Adaption of I/O systems<text:tab/>73</text:p>
          <text:p text:style-name="P87">Overview<text:tab/>73</text:p>
          <text:p text:style-name="P89">Levels<text:tab/>73</text:p>
          <text:p text:style-name="P89"><text:soft-page-break/>Area objects<text:tab/>74</text:p>
          <text:p text:style-name="P89">I/O objects<text:tab/>74</text:p>
          <text:p text:style-name="P89">Processes<text:tab/>74</text:p>
          <text:p text:style-name="P89">Framework<text:tab/>74</text:p>
          <text:p text:style-name="P89">Methods<text:tab/>75</text:p>
          <text:p text:style-name="P87">Framework<text:tab/>75</text:p>
          <text:p text:style-name="P87">Create I/O objects<text:tab/>77</text:p>
          <text:p text:style-name="P89">Flags<text:tab/>79</text:p>
          <text:p text:style-name="P89">Attributes<text:tab/>80</text:p>
          <text:p text:style-name="P88">Description<text:tab/>80</text:p>
          <text:p text:style-name="P88">Process<text:tab/>80</text:p>
          <text:p text:style-name="P88">ThreadObject<text:tab/>80</text:p>
          <text:p text:style-name="P89">Method objects<text:tab/>80</text:p>
          <text:p text:style-name="P88">Agents<text:tab/>81</text:p>
          <text:p text:style-name="P88">Racks<text:tab/>81</text:p>
          <text:p text:style-name="P88">Cards<text:tab/>81</text:p>
          <text:p text:style-name="P88">Connect-method for a ThreadObject<text:tab/>81</text:p>
          <text:p text:style-name="P87">Methods<text:tab/>82</text:p>
          <text:p text:style-name="P88">Local data structure<text:tab/>82</text:p>
          <text:p text:style-name="P88">Agent methods<text:tab/>82</text:p>
          <text:p text:style-name="P85">IoAgentInit<text:tab/>82</text:p>
          <text:p text:style-name="P85">IoAgentClose<text:tab/>82</text:p>
          <text:p text:style-name="P85">IoAgentRead<text:tab/>83</text:p>
          <text:p text:style-name="P85">IoAgentWrite<text:tab/>83</text:p>
          <text:p text:style-name="P85">IoAgentSwap<text:tab/>83</text:p>
          <text:p text:style-name="P88">Rack methods<text:tab/>83</text:p>
          <text:p text:style-name="P85">IoRackInit<text:tab/>83</text:p>
          <text:p text:style-name="P85">IoRackClose<text:tab/>83</text:p>
          <text:p text:style-name="P85">IoRackRead<text:tab/>83</text:p>
          <text:p text:style-name="P85">IoRackWrite<text:tab/>83</text:p>
          <text:p text:style-name="P85">IoRackSwap<text:tab/>83</text:p>
          <text:p text:style-name="P88">Card methods<text:tab/>84</text:p>
          <text:p text:style-name="P85">IoCardInit<text:tab/>84</text:p>
          <text:p text:style-name="P85">IoCardClose<text:tab/>84</text:p>
          <text:p text:style-name="P85">IoCardRead<text:tab/>84</text:p>
          <text:p text:style-name="P85">IoCardWrite<text:tab/>84</text:p>
          <text:p text:style-name="P85">IoCardSwap<text:tab/>84</text:p>
          <text:p text:style-name="P88">Method registration<text:tab/>84</text:p>
          <text:p text:style-name="P88">Class registration<text:tab/>84</text:p>
          <text:p text:style-name="P85">Module in ProviewR base system<text:tab/>84</text:p>
          <text:p text:style-name="P85">Project<text:tab/>85</text:p>
          <text:p text:style-name="P88">Example of rack methods<text:tab/>85</text:p>
          <text:p text:style-name="P88">Example of the methods of a digital input card<text:tab/>86</text:p>
          <text:p text:style-name="P88">Example of the methods of a digital output card<text:tab/>89</text:p>
          <text:p text:style-name="P87">Step by step description<text:tab/>92</text:p>
          <text:p text:style-name="P89">Attach to a project<text:tab/>92</text:p>
          <text:p text:style-name="P88">Create classes<text:tab/>92</text:p>
          <text:p text:style-name="P85">Create a class volume<text:tab/>92</text:p>
          <text:p text:style-name="P85">Open the classvolume<text:tab/>93</text:p>
          <text:p text:style-name="P85">Create a rack class<text:tab/>94</text:p>
          <text:p text:style-name="P85">Create a card class<text:tab/>96</text:p>
          <text:p text:style-name="P85">Build the classvolume<text:tab/>102</text:p>
          <text:p text:style-name="P88">Install the driver<text:tab/>102</text:p>
          <text:p text:style-name="P89">Write methods<text:tab/>103</text:p>
          <text:p text:style-name="P85">Class registration<text:tab/>107</text:p>
          <text:p text:style-name="P85">Makefile<text:tab/>107</text:p>
          <text:p text:style-name="P85">Build options<text:tab/>108</text:p>
          <text:p text:style-name="P88">Configure the node hierarchy<text:tab/>108</text:p>
        </text:index-body>
      </text:table-of-content>
      <text:p text:style-name="P4"/>
      <text:h text:style-name="P90" text:outline-level="1" text:is-list-header="true">About this Guide </text:h>
      <text:p text:style-name="Text_20_body"><text:span text:style-name="T2">The </text:span><text:span text:style-name="T5">ProviewR Guide to I/O System</text:span> <text:span text:style-name="T5"><text:s/></text:span><text:span text:style-name="T2">is intended for persons who will connect different kinds of I/O systems to ProviewR, and for users that will gain a deeper understanding of how the I/O handling or ProviewR works. The first part is an overview of the I/O systems adapted to ProviewR, and the second part a description of how to adapt new I/O systems to ProviewR.</text:span></text:p>
      <text:h text:style-name="Heading_20_1" text:outline-level="1" text:is-list-header="true">Introduction</text:h>
      <text:p text:style-name="Text_20_body">The ProviewR I/O handling consists of a framework that is designed to</text:p>
      <text:list xml:id="list2127639667" text:style-name="L1">
        <text:list-item>
          <text:p text:style-name="P105">be portable and runnable on different platforms.</text:p>
        </text:list-item>
        <text:list-item>
          <text:p text:style-name="P105">handle I/O devices on the local bus.</text:p>
        </text:list-item>
        <text:list-item>
          <text:p text:style-name="P105">handle distributed I/O systems and communicate with remote rack systems.</text:p>
        </text:list-item>
        <text:list-item>
          <text:p text:style-name="P105">make it possible to add new I/O-systems with ease.</text:p>
        </text:list-item>
        <text:list-item>
          <text:p text:style-name="P105">allow projects to implement local I/O systems.</text:p>
        </text:list-item>
        <text:list-item>
          <text:p text:style-name="P105">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R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 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 objects contains channel objects for the channels on the cards. The channel objects are connected to signal 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 level consist of slave objects, that represent the <text:span text:style-name="T56">P</text:span>rofibus slaves that are connected to the Profibus circuit. The card level consist of module objects that represent modules handled by the slaves. The Channel objects represent data sent on the bus from the master card to the modules or vice ver<text:span text:style-name="T56">s</text:span>a. <text:s/></text:p>
      <text:h text:style-name="Heading_20_1" text:outline-level="1" text:is-list-header="true">I/O System</text:h>
      <text:p text:style-name="Text_20_body">This chapter contains descriptions of the I/O systems that are implemented in ProviewR.</text:p>
      <text:p text:style-name="Text_20_body"/>
      <text:p text:style-name="P8"/>
      <text:h text:style-name="P91"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9">The Rack_SSAB object represents a 19” PSS9000 rack with QBUS backplane. The number of card slots can vary.</text:p>
      <text:p text:style-name="P9">The rack is connected to a x86 PC with a PCI-QBUS converter card, PCI-Q, that is installed into the PC and connected to the rack with a cable. Several racks can be connected via bus extension card.</text:p>
      <text:p text:style-name="P9">The rack 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9">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style-name="TableLine94195567377984">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style-name="TableLine94195567623920">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style-name="TableLine94195567670144">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style-name="TableLine94195567670800">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style-name="TableLine94195567671456">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style-name="TableLine94195567672272">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style-name="TableLine94195567673040">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text:soft-page-break/>Di card<text:span text:style-name="T58">s</text:span></text:h>
      <text:p text:style-name="Text_20_body">All digital input cards have a common base 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style-name="TableLine94195567619344">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style-name="TableLine94195567695776">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style-name="TableLine94195567697216">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style-name="TableLine94195567697872">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style-name="TableLine94195567698528">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style-name="TableLine94195567699344">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style-name="TableLine94195567700112">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style-name="TableLine94195567700928">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style-name="TableLine94195567701744">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style-name="TableLine94195567702752">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 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 cards have a common base 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style-name="TableLine94195567707120">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style-name="TableLine94195567726864">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style-name="TableLine94195567728304">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style-name="TableLine94195567728960">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able:table-row table:style-name="TableLine94195567729616">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style-name="TableLine94195567730432">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style-name="TableLine94195567731200">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style-name="TableLine94195567732016">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style-name="TableLine94195567732832">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style-name="TableLine94195567733840">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style-name="TableLine94195567734656">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style-name="TableLine94195567735472">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text:soft-page-break/>Ssab_DO32KTS</text:h>
      <text:p text:style-name="Text_20_body">The object configures a digital output 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 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 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style-name="TableLine94195567708272">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style-name="TableLine94195567751008">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style-name="TableLine94195567752704">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style-name="TableLine94195567753360">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style-name="TableLine94195567754016">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style-name="TableLine94195567754832">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 card of type Ai8uP. The card has 8 channels, whose AiChan objects are internal attributes in the card object. The object is positioned as a child to a Rack_SSAB or Ssab_RemoteRack object. Attributes, see BaseACard.</text:p>
      <text:h text:style-name="Heading_20_4" text:outline-level="4">Ssab_AI16uP</text:h>
      <text:p text:style-name="Text_20_body">The object configures an analog input 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 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 card of type Ai16uP_Logger. The card has 16 channels, whose AiChan objects are internal attributes in the card object. The object is positioned as a child to a Rack_SSAB or Ssab_RemoteRack object. Attributes, see BaseACard.</text:p>
      <text:h text:style-name="Heading_20_3" text:outline-level="3"><text:soft-page-break/>Ao cards</text:h>
      <text:h text:style-name="Heading_20_4" text:outline-level="4">Ssab_AO16uP</text:h>
      <text:p text:style-name="Text_20_body">The object configures an analog input 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37">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0"><draw:frame draw:style-name="fr6" draw:name="graphics11" text:anchor-type="paragraph" svg:x="0.058cm" svg:y="0cm" svg:width="13.441cm" svg:height="18.124cm" draw:z-index="11"><draw:image xlink:href="Pictures/10000000000001FC000002ADF904C582ABA1BDAF.gif" xlink:type="simple" xlink:show="embed" xlink:actuate="onLoad" draw:mime-type="image/gif"/></draw:frame><text:soft-page-break/>Fig PSS9000 configuration example</text:p>
      <text:h text:style-name="Heading_20_5" text:outline-level="5"/>
      <text:p text:style-name="Text_20_body"/>
      <text:p text:style-name="P8"/>
      <text:h text:style-name="P91" text:outline-level="2" text:is-list-header="true">Profibus</text:h>
      <text:p text:style-name="Text_20_body">Profibus is a fieldbus with nodes of type master and slave. The usual configuration is a monomaster system with one master and up to 125 slaves. Each slave can handle one or several modules.</text:p>
      <text:p text:style-name="Text_20_body">In the ProviewR I/O handling the master represents the agent level, the slaves the rack level, and the module the card level. </text:p>
      <text:p text:style-name="Text_20_body">ProviewR has support for the mastercard <text:span text:style-name="T5">Softing PROFIboard PCI</text:span> (see <text:a xlink:type="simple" xlink:href="http://www.softing.com/" text:style-name="Internet_20_link" text:visited-style-name="Visited_20_Internet_20_Link">www.softing.com</text:a>) that is installed in the PCI-bus of the process station. The card is configured by an object of class Profibus:Pb_Profiboard that is placed below the $Node object.</text:p>
      <text:p text:style-name="Text_20_body">Each slave connected to the <text:span text:style-name="T56">P</text:span>rofibus circuit is configured with an object of class Pb_DP_Slave, or a subclass to this class. The slave objects are placed as children to the master object. For the slave objects, a <text:span text:style-name="T56">P</text:span>rofibus configurator can be opened, that configures the slave object, and creates module object for the modules that is handled by the slave. The <text:span text:style-name="T56">P</text:span>rofibus configurator uses the gsd-file for the slave. The gsd-file is a textfile supplied by the vendor, that describes the various configurations available for the actual slave. Before opening the <text:span text:style-name="T56">P</text:span>rofibus configurator you has to specify the name of the gsd-file. Copy the file to $pwrp_exe and insert the file name into the attribute GSDfile in the slave object.</text:p>
      <text:p text:style-name="Text_20_body">If there is a subclass present for the slave your about to configure, e.g. Siemens_ET200S_IM151, the gsd-file is already stated in the slave object, and the gsd-file is included in the ProviewR distribution.</text:p>
      <text:p text:style-name="Text_20_body">When this operation is preformed, the <text:span text:style-name="T56">P</text:span>rofibus configurator is opened by rightclicking on the object and activating 'Configure Slave' from the popup menu.</text:p>
      <text:h text:style-name="Heading_20_3" text:outline-level="3">The <text:span text:style-name="T56">P</text:span>rofibus configuator</text:h>
      <text:p text:style-name="Text_20_body">The <text:span text:style-name="T56">P</text:span>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6" draw:name="graphics8" text:anchor-type="paragraph" svg:x="0.032cm" svg:y="0.591cm" svg:width="13.441cm" svg:height="16.589cm" draw:z-index="0"><draw:image xlink:href="Pictures/10000000000001FC0000027376980C24E4CBA19A.gif" xlink:type="simple" xlink:show="embed" xlink:actuate="onLoad" draw:mime-type="image/gif"/></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Module</text:h>
      <text:p text:style-name="Text_20_body">A slave can handle one or several modules. There are modular slaves with one single module, where the slave and the module constitutes on unit. and there are slaves of rack type, into which a <text:soft-page-break/>large number of modules can be inserted. The Profibus configurator display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text:span text:style-name="T56">e</text:span>types supported by the current slave. The list is found below <text:span text:style-name="T5">Type</text:span>.</text:p>
      <text:p text:style-name="P10"><draw:frame draw:style-name="fr6" draw:name="graphics9" text:anchor-type="paragraph" svg:x="-0.021cm" svg:y="0.212cm" svg:width="13.441cm" svg:height="16.589cm" draw:z-index="4"><draw:image xlink:href="Pictures/10000000000001FC000002731E79929B92AB47AC.gif" xlink:type="simple" xlink:show="embed" xlink:actuate="onLoad" draw:mime-type="image/gif"/></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pan text:style-name="T5">Class</text:span> all the subclasses to Pb_Module are listed. If you find a class corresponding to the current module type, you select this class, otherwise you select the base class Pb_Module. The difference between the subclasses and the baseclass is that in the subclasses, the data area is specified with channel objects (se section Specify the data area).</text:p>
      <text:p text:style-name="Text_20_body">When all the modules are configured you save by clicking on 'Ok' and leave by clicking 'Cancel'. The module objects with specified object names and classes are now created below the slave object. </text:p>
      <text:p text:style-name="Text_20_body"><text:soft-page-break/>If you are lucky, you will find a module 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6" draw:name="graphics10" text:anchor-type="paragraph" svg:x="0.032cm" svg:y="5.473cm" svg:width="12.7cm" svg:height="8.837cm" draw:z-index="7"><draw:image xlink:href="Pictures/10000000000001E00000014E3FE390F62191F21B.gif" xlink:type="simple" xlink:show="embed" xlink:actuate="onLoad" draw:mime-type="image/gif"/></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 objects are placed as children to the module object, or, if you choose do make a specific class for the module, as internal attributes in the module object. In the channel object you should set <text:span text:style-name="T5">Representation</text:span>, that specifies the format of a parameter, and in som<text:span text:style-name="T56">e</text:span>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text:soft-page-break/>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 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 text:style-name="Internet_20_link" text:visited-style-name="Visited_20_Internet_20_Link">www.softing.com</text:a>.</text:p>
      <text:h text:style-name="Heading_20_3" text:outline-level="3">Agent object</text:h>
      <text:h text:style-name="Heading_20_4" text:outline-level="4">Pb_Profiboard</text:h>
      <text:p text:style-name="Text_20_body">Agent object for a <text:span text:style-name="T56">P</text:span>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text:span text:style-name="T56">P</text:span>rofibus agent object. In the attribute <text:span text:style-name="T5">GSDfile</text:span> the gsd-file for the current slave is stated. When the gsd-file is supplied the slave can be configured by the Profibus configurator.</text:p>
      <text:h text:style-name="Heading_20_4" text:outline-level="4">ABB_ACS_Pb_Slave</text:h>
      <text:p text:style-name="Text_20_body">Slave object for a frequency converter ABB ACS800 with protocol PPO5.</text:p>
      <text:h text:style-name="Heading_20_4" text:outline-level="4">Siemens_ET200S_IM151</text:h>
      <text:p text:style-name="Text_20_body">Slave 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 class for a <text:span text:style-name="T56">P</text:span>rofibus module. The object is created by the Profibus configurator. Placed as child to a slave object.</text:p>
      <text:h text:style-name="Heading_20_4" text:outline-level="4"><text:soft-page-break/>ABB_ACS_PPO5</text:h>
      <text:p text:style-name="Text_20_body">Module object for a frequency converter ABB ACS800 with protocol PPO5.</text:p>
      <text:h text:style-name="Heading_20_4" text:outline-level="4">Siemens_ET200S_Ai2</text:h>
      <text:p text:style-name="Text_20_body">Module object for a Siemens ET200S module with 2 analog inputs.</text:p>
      <text:h text:style-name="Heading_20_4" text:outline-level="4">Siemens_ET200S_Ao2</text:h>
      <text:p text:style-name="Text_20_body">Module object for a Siemens ET200S module with 2 analog outputs.</text:p>
      <text:h text:style-name="Heading_20_4" text:outline-level="4">Siemens_ET200M_Di4</text:h>
      <text:p text:style-name="Text_20_body">Module object for a Siemens ET200M module with 4 digital inputs.</text:p>
      <text:h text:style-name="Heading_20_4" text:outline-level="4">Siemens_ET200M_Di2</text:h>
      <text:p text:style-name="Text_20_body">Module object for a Siemens ET200M module with 2 digital inputs.</text:p>
      <text:h text:style-name="Heading_20_4" text:outline-level="4">Siemens_ET200M_Do4</text:h>
      <text:p text:style-name="Text_20_body">Module object for a Siemens ET200M module with 4 digital outputs.</text:p>
      <text:h text:style-name="Heading_20_4" text:outline-level="4">Siemens_ET200M_Do2</text:h>
      <text:p text:style-name="Text_20_body">Module object for a Siemens ET200M module with 2 digital outputs.</text:p>
      <text:h text:style-name="P94" text:outline-level="2" text:is-list-header="true">Profinet</text:h>
      <text:p text:style-name="Text_20_body">Profinet is a real time ethernet standard for automation. A Profinet IO system consists of three device-types. </text:p>
      <text:list xml:id="list2372092859" text:style-name="L2">
        <text:list-item>
          <text:p text:style-name="P106">The IO Controller, which controls the automation task.</text:p>
        </text:list-item>
        <text:list-item>
          <text:p text:style-name="P106">The IO Device, which is a field device, monitored and controlled by an IO Controller.</text:p>
        </text:list-item>
        <text:list-item>
          <text:p text:style-name="P106">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R I/O handling the controller represents the agent level, the devices the rack level, and the module the card level. </text:p>
      <text:p text:style-name="Text_20_body">ProviewR has support for a Profinet stack from the company <text:span text:style-name="T5">Softing (</text:span>see <text:a xlink:type="simple" xlink:href="http://www.softing.com/" text:style-name="Internet_20_link" text:visited-style-name="Visited_20_Internet_20_Link">www.softing.com</text:a>). <text:span text:style-name="T54">From ProviewR V5.3.1 the Profinet stack is implemented as a shared library that has to be installed on the <text:s/>on the runtime station. If the Profinet I/O should be handled by the plc process the Profinet stack also has to be installed on the development station.</text:span> The stack is configured by an object of class Profibus:PnControllerSoftingPNAK that is placed below the $Node object.</text:p>
      <text:p text:style-name="Text_20_body">Each device connected to the <text:span text:style-name="T56">P</text:span>rofinet controller is configured with an object of class PnDevice, or a subclass to this class. The device objects are placed as children to the master. For the device objects, a <text:span text:style-name="T56">P</text:span>rofinet configurator can be opened, that configures the device object and creates module objects for the modules that is handled by the device. The <text:span text:style-name="T56">P</text:span>rofinet configurator uses the gsdml-file for the specific device. The gsdml-file is a text file supplied by the vendor, that describes the various configurations available for the actual device. Before opening the <text:span text:style-name="T56">P</text:span>rofinet configurator you have to specify the name of the gsdml-file. Copy the file to $pwrp_exe and insert the file 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R distribution.</text:p>
      <text:p text:style-name="Text_20_body">When this operation is performed, the <text:span text:style-name="T56">P</text:span>rofinet configurator is opened by rightclicking on the object and activating 'ConfigureDevice' from the popup menu.</text:p>
      <text:h text:style-name="Heading_20_3" text:outline-level="3">The profinet configu<text:span text:style-name="T54">r</text:span>ator</text:h>
      <text:p text:style-name="Text_20_body">The <text:span text:style-name="T56">P</text:span>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10" draw:name="graphics37" text:anchor-type="paragraph" svg:width="12.954cm" svg:height="15.951cm" draw:z-index="31"><draw:image xlink:href="Pictures/10000201000001FE000002742B629B256972889A.png" xlink:type="simple" xlink:show="embed" xlink:actuate="onLoad" draw:mime-type="image/png"/></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MAC Address</text:h>
      <text:p text:style-name="Text_20_body">The MAC Address should be given on the format XX:XX:XX:XX:XX:XX.</text:p>
      <text:h text:style-name="Heading_20_5" text:outline-level="5"><text:soft-page-break/>SendClock</text:h>
      <text:p text:style-name="Text_20_body">The send clock factor is the number to multiply with 31,25 <text:span text:style-name="T10">µ</text:span><text:span text:style-name="T16">s that results in the send clock. A send clock factor of 32 will give a send clock of 1 ms.</text:span></text:p>
      <text:h text:style-name="P103" text:outline-level="5">ReductionRatio</text:h>
      <text:p text:style-name="P25">Reduction ratio applied to the send clock to form the send cycle time. A send clock factor of 32 and a reduction ratio of 32 will give send cycle time of 32 ms.</text:p>
      <text:h text:style-name="P103" text:outline-level="5">Phase</text:h>
      <text:p text:style-name="P25">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9" draw:name="graphics34" text:anchor-type="paragraph" svg:x="0cm" svg:y="-0.229cm" svg:width="12.954cm" svg:height="11.125cm" draw:z-index="32"><draw:image xlink:href="Pictures/10000201000001FE000001B6E5F27578EE6BAB8A.png" xlink:type="simple" xlink:show="embed" xlink:actuate="onLoad" draw:mime-type="image/png"/></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R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 objects with specified object names and classes are now created below the slave object. </text:p>
      <text:h text:style-name="Heading_20_3" text:outline-level="3"/>
      <text:h text:style-name="P101" text:outline-level="3">Profinet viewer</text:h>
      <text:p text:style-name="Text_20_body">There is a tool for searching a network for Profinet devices. In the ProviewR environment the viewer is started by issuing the command:</text:p>
      <text:p text:style-name="P19">profinet_viewer [device]</text:p>
      <text:p text:style-name="Text_20_body">Where '<text:span text:style-name="T10">device</text:span>' is for example <text:span text:style-name="T5">eth0</text:span>. By default the <text:span text:style-name="T10">profinet_viewer</text:span> will connect to <text:span text:style-name="T5">eth1</text:span>.</text:p>
      <text:p text:style-name="P19"/>
      <text:p text:style-name="P19"><draw:frame draw:style-name="fr8" draw:name="graphics35" text:anchor-type="paragraph" svg:width="16.999cm" svg:height="7.578cm" draw:z-index="33"><draw:image xlink:href="Pictures/10000201000002D9000001453591702E0D3A8AFC.png" xlink:type="simple" xlink:show="embed" xlink:actuate="onLoad" draw:mime-type="image/png"/></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Agent object</text:h>
      <text:h text:style-name="Heading_20_4" text:outline-level="4">PnControllerSoftingPNAK</text:h>
      <text:p text:style-name="Text_20_body">Agent object for a <text:span text:style-name="T56">P</text:span>rofinet controller of type Softing Profinet Stack. The object is placed in the node hierarchy below the $Node object.</text:p>
      <text:h text:style-name="Heading_20_3" text:outline-level="3"><text:soft-page-break/>Device objects</text:h>
      <text:h text:style-name="Heading_20_4" text:outline-level="4">PnDevice</text:h>
      <text:p text:style-name="Text_20_body">Base object for a <text:span text:style-name="T56">P</text:span>rofinet device. Reside below a <text:span text:style-name="T56">P</text:span>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text:span text:style-name="T56">P</text:span>rofinet).</text:p>
      <text:h text:style-name="Heading_20_3" text:outline-level="3">Module objects</text:h>
      <text:h text:style-name="Heading_20_4" text:outline-level="4">PnModule</text:h>
      <text:p text:style-name="Text_20_body">Base class for a <text:span text:style-name="T56">P</text:span>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text:soft-page-break/>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91" text:outline-level="2"><text:soft-page-break/></text:h>
      <text:p text:style-name="P30"/>
      <text:p text:style-name="P30"/>
      <text:p text:style-name="P30"/>
      <text:p text:style-name="P30"/>
      <text:p text:style-name="P30"/>
      <text:p text:style-name="P30"/>
      <text:p text:style-name="P30"/>
      <text:p text:style-name="P30"/>
      <text:p text:style-name="P30"/>
      <text:p text:style-name="P30"/>
      <text:h text:style-name="P92" text:outline-level="2">Ethernet Powerlink</text:h>
      <text:p text:style-name="P34"><text:span text:style-name="T21">Powerlink is a real time ethernet protocol. ProviewR implements the </text:span><text:span text:style-name="T23">openPOWERLINK-V1.08.2</text:span><text:span text:style-name="T21"> stack through Linux userspace, </text:span><text:span text:style-name="T24">the stack is pre-compiled with ProviewR.</text:span><text:span text:style-name="T21"> </text:span><text:span text:style-name="T22">This make the implementation very flexible </text:span><text:span text:style-name="T23">as</text:span><text:span text:style-name="T22"> you can use any ethernet NIC. There is no need for special hardware to achieve </text:span><text:span text:style-name="T39">hard-real time performance. A Powerlink network consists of two device-types. A MN (MN = Managing Node) and one or several CN (Controlled Node), max 239 CNs. ProviewR can act as both a CN and a MN but not at the same time. When creating a Powerlink network you need a configuration file, this file can be generated using openCONFIGURATOR (</text:span><text:a xlink:type="simple" xlink:href="http://sourceforge.net/projects/openconf/" text:style-name="Internet_20_link" text:visited-style-name="Visited_20_Internet_20_Link"><text:span text:style-name="T39">http://sourceforge.net/projects/openconf/</text:span></text:a><text:span text:style-name="T39">), the file is used by the MN Powerlink stack to configure the MN and CNs. When buying a Powerlink CN you will be provided a node specific configuration file with the xdd/xdc extension, this file is imported to your openCONFIGURATOR project.</text:span></text:p>
      <text:h text:style-name="Heading_20_3" text:outline-level="3"><text:span text:style-name="Strong_20_Emphasis"><text:span text:style-name="T39">What Powerlink does</text:span></text:span></text:h>
      <text:p text:style-name="P37">Powerlink expands the Ethernet standard with a mixed polling and timeslicing mechanism. This enables:</text:p>
      <text:list xml:id="list2460037863" text:style-name="L3">
        <text:list-item>
          <text:p text:style-name="P111">Guaranteed transfer of time-critical data in very short isochronic cycles with configurable response time. </text:p>
        </text:list-item>
        <text:list-item>
          <text:p text:style-name="P111">Time-synchronization of all nodes in the network with very high precision of sub-microseconds. </text:p>
        </text:list-item>
        <text:list-item>
          <text:p text:style-name="P107">Transmission of less time-critical data in a reserved asynchronous channel. </text:p>
        </text:list-item>
      </text:list>
      <text:h text:style-name="Heading_20_3" text:outline-level="3"><text:soft-page-break/><text:span text:style-name="Strong_20_Emphasis">Main features</text:span></text:h>
      <text:p text:style-name="P32">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95" text:outline-level="3">Powe<text:span text:style-name="T51">r</text:span>link facts</text:h>
      <text:p text:style-name="Text_20_body"><text:span text:style-name="T41">Network Type:</text:span><text:span text:style-name="T40"> Scalable Ethernet-based advanced communication system.</text:span></text:p>
      <text:p text:style-name="P33"><text:span text:style-name="T41">Topology:</text:span><text:span text:style-name="T40"> Very flexible with line, bus, star or tree topology.</text:span></text:p>
      <text:p text:style-name="P33"><text:span text:style-name="T41">Installation: </text:span><text:span text:style-name="T40">Hub based Ethernet transmission with shielded twisted pair cables and RJ45 connectors.</text:span></text:p>
      <text:p text:style-name="P33"><text:span text:style-name="T41">Data Rate: </text:span><text:span text:style-name="T40">100 Mbit/s (gigabit ready)</text:span></text:p>
      <text:p text:style-name="P33"><text:span text:style-name="T41">Max number of stations: </text:span><text:span text:style-name="T40">240 including the master.</text:span></text:p>
      <text:p text:style-name="P33"><text:span text:style-name="T41">Data:</text:span><text:span text:style-name="T40"> Each node: up to 1490 bytes per telegram frame. Total: theoretically 1490x239 bytes.</text:span></text:p>
      <text:p text:style-name="P33"><text:span text:style-name="T41">Network features:</text:span><text:span text:style-name="T40"> Combines the Ethernet standard with CANopen technology, plus special features developed by the ESPG. </text:span></text:p>
      <text:h text:style-name="P96" text:outline-level="3">ProviewR as a MN</text:h>
      <text:p text:style-name="P38">In ProviewR I/O handling the MN represents the agent level, CN the rack level and the module the card level. </text:p>
      <text:p text:style-name="P60">When using ProviewR as a Powerlink MN you create a instance of the Epl_MN class in the Node hierarchy. For every CN connected to the Powerlink network you add objects of the Epl_CN class, or objects of subclass to this class. The CN objects are placed as children to the MN object. Some configuration is done by editing the attributes of this objects. Most of the Powerlink configuration <text:s/>in the CNs is done by the MN, the MN achieve this by using a file with .cdc extension. The file is created with openCONFIGURATOR.</text:p>
      <text:p text:style-name="P49"/>
      <text:p text:style-name="P16">MN object setup example<text:tab/><text:tab/><text:tab/> <text:s text:c="6"/></text:p>
      <text:p text:style-name="P11"><draw:frame draw:style-name="fr2" draw:name="graphics53" text:anchor-type="paragraph" svg:x="0.279cm" svg:y="-0.15cm" svg:width="8.968cm" svg:height="7.938cm" draw:z-index="51"><draw:image xlink:href="Pictures/10000000000001450000012C8AABFC33A0E3DEB2.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6">CN object setup example</text:p>
      <text:p text:style-name="P50"><draw:frame draw:style-name="fr2" draw:name="graphics54" text:anchor-type="paragraph" svg:x="0.056cm" svg:y="0.048cm" svg:width="9.574cm" svg:height="9.181cm" draw:z-index="52"><draw:image xlink:href="Pictures/10000000000001560000015BC17382F5AF0F4FFB.png" xlink:type="simple" xlink:show="embed" xlink:actuate="onLoad" draw:mime-type="image/png"/></draw:frame></text:p>
      <text:p text:style-name="P49"><text:soft-page-break/><text:s text:c="2"/></text:p>
      <text:p text:style-name="P49"/>
      <text:h text:style-name="P102" text:outline-level="4"/>
      <text:h text:style-name="P102" text:outline-level="4"/>
      <text:h text:style-name="P102" text:outline-level="4"/>
      <text:p text:style-name="P48"/>
      <text:p text:style-name="P48"/>
      <text:p text:style-name="P48"/>
      <text:p text:style-name="P48"/>
      <text:h text:style-name="P102" text:outline-level="4">openCONFIGURATOR (CDC-file)</text:h>
      <text:p text:style-name="P35"><text:span text:style-name="T42">openCONFIGURATOR can be downloaded from </text:span><text:a xlink:type="simple" xlink:href="http://sourceforge.net/projects/openconf/" text:style-name="Internet_20_link" text:visited-style-name="Visited_20_Internet_20_Link"><text:span text:style-name="T42">http://sourceforge.net/projects/openconf/</text:span></text:a><text:span text:style-name="T42">, it is developed by a company named Kalycito. Below is a guide of how to use openCONFIGURATOR and create a small Powerlink network. You start openCONFIGURATOR by right clicking on a MN object in the node-hierarchy and then click “ConfigureEpl”. You can either create a new project or open a existing.</text:span></text:p>
      <text:p text:style-name="P39"><draw:frame draw:style-name="fr2" draw:name="graphics45" text:anchor-type="paragraph" svg:x="1.64cm" svg:y="1.06cm" svg:width="14.056cm" svg:height="7.789cm" draw:z-index="43"><draw:image xlink:href="Pictures/10000000000004720000029F1799B12F5D131AE3.png" xlink:type="simple" xlink:show="embed" xlink:actuate="onLoad" draw:mime-type="image/png"/></draw:frame></text:p>
      <text:p text:style-name="P41"/>
      <text:p text:style-name="P61">When creating a new project, set the MN configuration option to “default” and set Auto generate to “Yes”, press “Ok” button. </text:p>
      <text:p text:style-name="P40"/>
      <text:p text:style-name="P40"><draw:frame draw:style-name="fr3" draw:name="graphics46" text:anchor-type="paragraph" svg:width="13.697cm" svg:height="8.107cm" draw:z-index="44"><draw:image xlink:href="Pictures/100000000000046B000002A0F8626EA0BC0BC148.png" xlink:type="simple" xlink:show="embed" xlink:actuate="onLoad" draw:mime-type="image/png"/></draw:frame><text:soft-page-break/></text:p>
      <text:p text:style-name="P40"/>
      <text:p text:style-name="P40"/>
      <text:p text:style-name="P43">On the left the Powerlink network of the current project <text:span text:style-name="T47">is displayed</text:span>. <text:span text:style-name="T46">Click the MN object, on the right you will now be able to insert the cycle time, after you insert the time press “Save” button. The fastest cycle time available in your Powerlink network depend on the capabilities of the present CNs, how many CNs <text:s/>used in the network and the total size of the process image (The MN stack used by with ProviewR is tested successfully with cycle times 1 – 100ms). To add a CN, r</text:span>ight click on the MN object and click “add CN...”, in the popup window press the “Ok” button. <text:span text:style-name="T43">Repeat this till all the CNs in your network is added.</text:span></text:p>
      <text:p text:style-name="P42"><draw:frame draw:style-name="fr2" draw:name="graphics47" text:anchor-type="paragraph" svg:x="1.393cm" svg:y="0.459cm" svg:width="14.212cm" svg:height="8.744cm" draw:z-index="53"><draw:image xlink:href="Pictures/10000000000004D8000002DFB2B381EE27193A61.png" xlink:type="simple" xlink:show="embed" xlink:actuate="onLoad" draw:mime-type="image/png"/></draw:frame></text:p>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4">Click “View” and select “Advanced view”. Right click on one of the CNs and click “Replace with XDC/XDD...”, locate the xdc/xdd file associated with the current CN (provided by the manufacturer). Repeat this for all <text:s/>CNs. Click all CN objects one by one and change the “PollResponse Timeout” to 270us, press “Save” button. </text:p>
      <text:p text:style-name="P36"><draw:frame draw:style-name="fr2" draw:name="graphics52" text:anchor-type="paragraph" svg:x="0.496cm" svg:y="0.198cm" svg:width="15.621cm" svg:height="11.037cm" draw:z-index="50"><draw:image xlink:href="Pictures/100000000000050900000479EA3478ABAE679FE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62">Now you have to create the mapping for the in and output areas. With most CNs you have to create the mapping by yourself. If you want/have to specify what data to be sent and received by the CN you begin by expanding the slave, click the plus sign left of the slave you want to map. Now you can see all the objects located in the slave, some objects is used to configure the slave and some objects contain process data (usually you only map objects containing process data). If you want to configure the CN to send a object you expand the PDO (Process data object) object, expand all the objects under PDO. It should now look something like the picture below.</text:p>
      <text:p text:style-name="P45"/>
      <text:p text:style-name="P45"><draw:frame draw:style-name="fr3" draw:name="graphics49" text:anchor-type="paragraph" svg:width="15.125cm" svg:height="15.071cm" draw:z-index="45"><draw:image xlink:href="Pictures/1000000000000470000004740C85DA3629820865.png" xlink:type="simple" xlink:show="embed" xlink:actuate="onLoad" draw:mime-type="image/png"/></draw:frame></text:p>
      <text:p text:style-name="P46"/>
      <text:p text:style-name="P46"/>
      <text:p text:style-name="P46"><text:soft-page-break/></text:p>
      <text:p text:style-name="P47"/>
      <text:p text:style-name="P47"/>
      <text:p text:style-name="P47"/>
      <text:p text:style-name="P47"/>
      <text:p text:style-name="P47"><text:span text:style-name="T48">The objects containing the mapping is located at the following addresses:</text:span> 0x1800, 0x1A00, 0x1600, 0x1400, <text:span text:style-name="T48">if they</text:span> don't exist you have to create them <text:span text:style-name="T44">manually, this can be done</text:span> by right clicking on PDO and click “Add PDO...”, <text:s/>enter the address <text:span text:style-name="T44">e.g 0x1800 and press “Ok”</text:span>. <text:span text:style-name="T44">For every object you want the CN to send, you have to create a subindex in the 0x1A00 object. R</text:span>ight click on the object with address 0x1A00 and click “Add SubIndex...”, enter 0x01, <text:span text:style-name="T44">press “Ok”</text:span>. <text:span text:style-name="T45">Repeat this <text:s/>for every object you want the CN to send (increment the subindex).</text:span> Repeat this <text:span text:style-name="T45">procedure</text:span> for the objects you want the <text:span text:style-name="T48">CN</text:span> to receive by adding subindex to object with address 0x1600. When done it should look something like the picture below. <text:span text:style-name="T44">CN_1 is configured to send two objects and receive two objects, now you have to specify the objects to send/receive.</text:span></text:p>
      <text:p text:style-name="P46"/>
      <text:p text:style-name="P46"><draw:frame draw:style-name="fr3" draw:name="graphics48" text:anchor-type="paragraph" svg:width="14.755cm" svg:height="15.199cm" draw:z-index="46"><draw:image xlink:href="Pictures/10000000000004720000046FCD4E5FF61424F521.png" xlink:type="simple" xlink:show="embed" xlink:actuate="onLoad" draw:mime-type="image/png"/></draw:frame></text:p>
      <text:p text:style-name="P46"/>
      <text:p text:style-name="P46"/>
      <text:p text:style-name="P46"/>
      <text:p text:style-name="P46"><text:soft-page-break/></text:p>
      <text:p text:style-name="P46"/>
      <text:p text:style-name="P46"/>
      <text:p text:style-name="P63">Click the TPDO object and a view of the transmit mapping will visible on the right. Every row represents one object the CN will send, to create more rows you add more subindex to the 0x1A00 object as described above. In each row you input the offset, length, index and subindex of the object you want the CN to send (“Node Id” column should be 0x0, you only change it if you use cross-talk). The first row always have offset 0x0000 (it is the first object in the output area). The picture below show a CN configured to send and receive two objects. The two object the CN will send have a length of 8 bits and is located at address 0x6400 subindex 0x01 and subindex 0x02. The second object must have a offset of 8 bits int the output area since the first objects occupies the first 8 bits. To map the input area of the CN you click the RPDO and add your mapping in the same way as described above.</text:p>
      <text:p text:style-name="P46"/>
      <text:p text:style-name="P46"><draw:frame draw:style-name="fr3" draw:name="graphics50" text:anchor-type="paragraph" svg:width="15.667cm" svg:height="15.595cm" draw:z-index="47"><draw:image xlink:href="Pictures/100000000000046C0000043FE435717231EDEEF6.png" xlink:type="simple" xlink:show="embed" xlink:actuate="onLoad" draw:mime-type="image/png"/></draw:frame></text:p>
      <text:p text:style-name="P51"/>
      <text:p text:style-name="P51"/>
      <text:p text:style-name="P51"/>
      <text:p text:style-name="P51"/>
      <text:p text:style-name="P52"><text:soft-page-break/>When the mapping is completed you click the subindex objects one by one in the object at address 0x1A00 and 0x1600 and check the box next to the text “Include subindex in CDC generation”. When you've checked all the boxes, the configuration is done. Press “Build Project” button, all of the mapping and configuration will automatically be inserted to the MN obd, a directory (cdc_xap) will be created in the working directory of the project. The configuration file mnobd.cdc is generated in this directory. Copy the .cdc file to a suitable location. When configuring the Epl_MN object in the node-hierarchy you insert the path to the .cdc files location to the CDCfile attribute.</text:p>
      <text:p text:style-name="P52"><draw:frame draw:style-name="fr2" draw:name="graphics51" text:anchor-type="paragraph" svg:x="0.674cm" svg:y="0.489cm" svg:width="15.741cm" svg:height="14.048cm" draw:z-index="48"><draw:image xlink:href="Pictures/100000000000050A000004726732CC9ED8CD0D01.png" xlink:type="simple" xlink:show="embed" xlink:actuate="onLoad" draw:mime-type="image/png"/></draw:frame><draw:ellipse text:anchor-type="paragraph" draw:z-index="49" draw:name="Shape1" draw:style-name="gr1" draw:text-style-name="P112" svg:width="0.505cm" svg:height="0.486cm" svg:x="9.65cm" svg:y="2.955cm"><text:p/></draw:ellipse></text:p>
      <text:p text:style-name="P52"/>
      <text:p text:style-name="P52"/>
      <text:p text:style-name="P52"/>
      <text:p text:style-name="P52"/>
      <text:p text:style-name="P52"/>
      <text:p text:style-name="P52"/>
      <text:p text:style-name="P52"/>
      <text:p text:style-name="P52"/>
      <text:p text:style-name="P52"/>
      <text:p text:style-name="P64"><draw:frame draw:style-name="fr2" draw:name="graphics55" text:anchor-type="paragraph" svg:x="0.54cm" svg:y="0.446cm" svg:width="5.429cm" svg:height="20.671cm" draw:z-index="54"><draw:image xlink:href="Pictures/100000000000010100000398FDC9628D09ABE4E1.png" xlink:type="simple" xlink:show="embed" xlink:actuate="onLoad" draw:mime-type="image/png"/></draw:frame><draw:frame draw:style-name="fr2" draw:name="graphics56" text:anchor-type="paragraph" svg:x="6.105cm" svg:y="0.446cm" svg:width="10.717cm" svg:height="11.89cm" draw:z-index="55"><draw:image xlink:href="Pictures/10000000000002D30000029FC1ECE52A070AACDC.png" xlink:type="simple" xlink:show="embed" xlink:actuate="onLoad" draw:mime-type="image/png"/></draw:frame><text:soft-page-break/>All that remains is to insert Epl_Module objects (or subclass objects to this class) as children to the Epl_CN objects (or objects of subclass to Epl_CN). When doing this it is a good idea to compare your node-hierarchy with the xap.h file, they should match. openCONFIGURATOR will 16-bit align 16-bit variables and 32-bit align 32-bit variables, it will also 32-bit align the whole in and out areas. In ProviewR you don't have to compensate for the padding variables added by openCONFIGURATOR (added when align). The logic behind the objects will compensate automatically when padding is needed. The pictures above is a good example of a node-hierarchy that match a xap.h file. Note that no padding variables is inserted in the node-hierarchy.</text:p>
      <text:p text:style-name="P31"/>
      <text:p text:style-name="P31"/>
      <text:h text:style-name="P97" text:outline-level="3">ProviewR as a CN</text:h>
      <text:p text:style-name="P79">When ProviewR should act as a CN you create an EPL_CNServer object in the node hierarchy, and below this an EPL_CnServerModule object. In the EPL_CNServer object the network device, IP address and NodeId is specified. The NodeId is a unique number between 1 and 239 on the Powerlink circuit, and the NodeId should also be the last number in the IP address. For example NodeId 14 will require the IP address 10.0.0.14. </text:p>
      <text:p text:style-name="P12"><draw:frame draw:style-name="fr6" draw:name="graphics58" text:anchor-type="paragraph" svg:x="0.139cm" svg:y="0.111cm" svg:width="9.317cm" svg:height="6.396cm" draw:z-index="57"><draw:image xlink:href="Pictures/10000000000001A400000146538DED4EA850338C.png" xlink:type="simple" xlink:show="embed" xlink:actuate="onLoad" draw:mime-type="image/png"/></draw:frame>Fig Configration of a Epl_CNServer object</text:p>
      <text:p text:style-name="P65">Under the module object, channel objects are created for signals that should be exposed for the MN. As for other bus I/O the Representation attribute in the channel objects states the format in the Powerlink message. Input channels can be written to by the MN and output channels can be read by the MN.</text:p>
      <text:p text:style-name="P13"><draw:frame draw:style-name="fr6" draw:name="graphics57" text:anchor-type="paragraph" svg:x="0.159cm" svg:y="0cm" svg:width="9.364cm" svg:height="14.123cm" draw:z-index="56"><draw:image xlink:href="Pictures/10000000000001B9000002CA9C6BCBAD82291EB6.png" xlink:type="simple" xlink:show="embed" xlink:actuate="onLoad" draw:mime-type="image/png"/></draw:frame><text:soft-page-break/>Fig CN server configuration</text:p>
      <text:p text:style-name="P66">When CN configuration is complete, an xdd-file is created by rightclicking on the Epl_CnServer object in the configurator, and activating GenerateXddFile. This will create the file $pwrp_cnf/cnserver.xdd which can be used when configuring the Powerlink circuit.</text:p>
      <text:p text:style-name="P59">The Powerlink server process should also be configured with a EplHandler object in the node hierarchy. When this object exist, the CN server process, rt_powerlink_cn, will be started.</text:p>
      <text:h text:style-name="P98" text:outline-level="3">Communication between two ProviewR nodes</text:h>
      <text:p text:style-name="P53"><text:span text:style-name="T52">Powerlink can be used to send messages between two ProviewR nodes with realtime performance. In this case one node is configured as a MN and the other as a CN server. The CN node is configured as described in the </text:span><text:span text:style-name="T7">ProviewR as CN</text:span><text:span text:style-name="T52"> section above, and an xdd-file is generated and used in the configuration of the MN node.</text:span></text:p>
      <text:p text:style-name="P67">The MN node is configured with an Epl_MN object in the node hierarchy, and below this an Epl_CN, and below this an Epl_Module. Under the Epl_Module object the channel objects is created which should correspond with the channels in the CN node, with the difference that outputs here are configured as inputs, and inputs as outputs. The Epl_MN is configured with IP address 10.0.0.240 and NodeId 240, and the Epl_CN with the NodeId of the CN node. </text:p>
      <text:p text:style-name="P14"><draw:frame draw:style-name="fr6" draw:name="graphics59" text:anchor-type="paragraph" svg:x="0.243cm" svg:y="0cm" svg:width="9.567cm" svg:height="15.06cm" draw:z-index="58"><draw:image xlink:href="Pictures/10000000000001C2000002E9C98420F48EE3E143.png" xlink:type="simple" xlink:show="embed" xlink:actuate="onLoad" draw:mime-type="image/png"/></draw:frame><text:soft-page-break/>Fig MN configuration</text:p>
      <text:p text:style-name="P58">The Powerlink circuit also has to be configured in the openCONFIGURATOR, and this is opened by rightclicking on the Epl_MN object and activating ConfigureEpl. Create a new project with Default MN Configuration and AutoGenerate set to Yes.</text:p>
      <text:p text:style-name="P54"><text:span text:style-name="T53">Rightclick on the created MN node and activate </text:span><text:span text:style-name="T8">Add CN</text:span><text:span text:style-name="T53">. Enter the Node ID, select </text:span><text:span text:style-name="T8">Import XDC/XDD, </text:span><text:span text:style-name="T3">and specify the previously created xtt-file for the CN server, cnserver.xdd on $pwrp_cnf.</text:span></text:p>
      <text:p text:style-name="P15"><draw:frame draw:style-name="fr6" draw:name="graphics60" text:anchor-type="paragraph" svg:x="-0.03cm" svg:y="0cm" svg:width="12.065cm" svg:height="6.35cm" draw:z-index="59"><draw:image xlink:href="Pictures/10000000000001DB000000FA6E952210B0E3E6FF.png" xlink:type="simple" xlink:show="embed" xlink:actuate="onLoad" draw:mime-type="image/png"/></draw:frame>Fig Add CN in openCONFIGURATOR</text:p>
      <text:p text:style-name="P55"><text:soft-page-break/>Select the created CN node and set the PollResponse Timeout to 270 us. Save and build the project.</text:p>
      <text:p text:style-name="P17"><draw:frame draw:style-name="fr6" draw:name="graphics61" text:anchor-type="paragraph" svg:x="0.016cm" svg:y="0cm" svg:width="14.847cm" svg:height="7.331cm" draw:z-index="60"><draw:image xlink:href="Pictures/1000000000000397000001B8CC8D243307957689.png" xlink:type="simple" xlink:show="embed" xlink:actuate="onLoad" draw:mime-type="image/png"/></draw:frame>Fig Circuit configuration in openCONFIGURATOR</text:p>
      <text:p text:style-name="P57">Copy the created configuration file <text:s text:c="6"/></text:p>
      <text:p text:style-name="P23">$pwrp_login/Documents/openCONFIGURATOR_Projects/'projectname'/cdc_xap/mnobd.cdc</text:p>
      <text:p text:style-name="P55">to $pwrp_load. This file should be distributed to the MN node with an ApplDistribute object in the directory volume.</text:p>
      <text:p text:style-name="P56">Also the Powerlink server process should be configured with a EplHandler object in the node hierarchy in both the CN and MN node.</text:p>
      <text:h text:style-name="P91" text:outline-level="2">Modbus TCP Client</text:h>
      <text:p text:style-name="Text_20_body">MODBUS is an application layer messaging protocol that provides client/server communication between devices. ProviewR implements the MODBUS messaging service over TCP/IP.</text:p>
      <text:p text:style-name="Text_20_body">MODBUS is a request/reply protocol and offers services specified by function codes. For more information on the MODBUS protocol see the documents:</text:p>
      <text:p text:style-name="P18">MODBUS Application Protocol Specification V1.1b</text:p>
      <text:p text:style-name="P1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text:span text:style-name="T56">M</text:span>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text:soft-page-break/>example is given below. </text:p>
      <text:p text:style-name="Text_20_body"><draw:frame draw:style-name="fr7" draw:name="graphics25" text:anchor-type="paragraph" svg:width="13.102cm" svg:height="14.399cm" draw:z-index="22"><draw:image xlink:href="Pictures/1000020100000262000002AA928F244E43C73700.png" xlink:type="simple" xlink:show="embed" xlink:actuate="onLoad" draw:mime-type="image/png"/></draw:frame></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8">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8">ReadHoldingRegisters (FC 3)</text:p>
      <text:p text:style-name="Text_20_body">This function code is used to read the contents of a contiguous block of holding registers in a remote device. A register is 2 bytes long. Typically the input data area is defined by a number of <text:soft-page-break/>ChanIi's which represent the number of registers you want to read. The representation on the ChanIi should be set to UInt16 or Int16. ChanAi and ChanDi is also applicable. In case of ChanDi the representation should be set to Bit16.</text:p>
      <text:p text:style-name="P1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0">Input area</text:p>
      <table:table table:name="Table8" table:style-name="Table8">
        <table:table-column table:style-name="Table8.A"/>
        <table:table-row table:style-name="TableLine94195570146192">
          <table:table-cell table:style-name="Table8.A1" office:value-type="string">
            <text:p text:style-name="P80">1 register (2 bytes) digital input data, 6 lowest bits represent the inputs</text:p>
          </table:table-cell>
        </table:table-row>
        <table:table-row table:style-name="TableLine94195570154432">
          <table:table-cell table:style-name="Table8.A2" office:value-type="string">
            <text:p text:style-name="P81">1 register (2 bytes) digital input status</text:p>
          </table:table-cell>
        </table:table-row>
        <table:table-row table:style-name="TableLine94195570155344">
          <table:table-cell table:style-name="Table8.A2" office:value-type="string">
            <text:p text:style-name="P81">1 register (2 bytes) echo digital output</text:p>
          </table:table-cell>
        </table:table-row>
        <table:table-row table:style-name="TableLine94195570155936">
          <table:table-cell table:style-name="Table8.A2" office:value-type="string">
            <text:p text:style-name="P81">1 register, digital output status</text:p>
          </table:table-cell>
        </table:table-row>
        <table:table-row table:style-name="TableLine94195570156528">
          <table:table-cell table:style-name="Table8.A2" office:value-type="string">
            <text:p text:style-name="P81">1 register, analog input channel 1</text:p>
          </table:table-cell>
        </table:table-row>
        <table:table-row table:style-name="TableLine94195570157312">
          <table:table-cell table:style-name="Table8.A2" office:value-type="string">
            <text:p text:style-name="P81">1 register, analog input channel 2</text:p>
          </table:table-cell>
        </table:table-row>
        <table:table-row table:style-name="TableLine94195570157968">
          <table:table-cell table:style-name="Table8.A2" office:value-type="string">
            <text:p text:style-name="P81">1 register, echo analog output channel 1</text:p>
          </table:table-cell>
        </table:table-row>
        <text:soft-page-break/>
        <table:table-row table:style-name="TableLine94195570158624">
          <table:table-cell table:style-name="Table8.A2" office:value-type="string">
            <text:p text:style-name="P81">1 register, echo analog output channel 2</text:p>
          </table:table-cell>
        </table:table-row>
      </table:table>
      <text:p text:style-name="Text_20_body"/>
      <text:p text:style-name="P10">Output area</text:p>
      <table:table table:name="Table9" table:style-name="Table9">
        <table:table-column table:style-name="Table9.A"/>
        <table:table-header-rows>
          <table:table-row table:style-name="TableLine94195570148032">
            <table:table-cell table:style-name="Table9.A1" office:value-type="string">
              <text:p text:style-name="P80">1 register digital output data, 6 lowest bits represent the outputs</text:p>
            </table:table-cell>
          </table:table-row>
        </table:table-header-rows>
        <table:table-row table:style-name="TableLine94195570167696">
          <table:table-cell table:style-name="Table9.A2" office:value-type="string">
            <text:p text:style-name="P81">1 register, analog output channel 1</text:p>
          </table:table-cell>
        </table:table-row>
        <table:table-row table:style-name="TableLine94195570168496">
          <table:table-cell table:style-name="Table9.A2" office:value-type="string">
            <text:p text:style-name="P81">1 register, analog output channel 2</text:p>
          </table:table-cell>
        </table:table-row>
      </table:table>
      <text:p text:style-name="Text_20_body"/>
      <text:p text:style-name="P10">Configuration</text:p>
      <text:p text:style-name="Text_20_body">The configuration is made with 2 Modbus modules. One will read holding registers starting at address 5391 and one will write registers starting at address 0.</text:p>
      <text:p text:style-name="Text_20_body"><draw:frame draw:style-name="fr7" draw:name="graphics26" text:anchor-type="paragraph" svg:width="13.471cm" svg:height="13.107cm" draw:z-index="23"><draw:image xlink:href="Pictures/10000201000002620000023C3DC7F5C9077FAF26.png" xlink:type="simple" xlink:show="embed" xlink:actuate="onLoad" draw:mime-type="image/png"/></draw:frame></text:p>
      <text:p text:style-name="Text_20_body"/>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7" draw:name="graphics27" text:anchor-type="paragraph" svg:width="14.166cm" svg:height="15.411cm" draw:z-index="24"><draw:image xlink:href="Pictures/1000020100000262000002977B4978132C768709.png" xlink:type="simple" xlink:show="embed" xlink:actuate="onLoad" draw:mime-type="image/png"/></draw:frame><text:soft-page-break/></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7" draw:name="graphics28" text:anchor-type="paragraph" svg:width="13.889cm" svg:height="15.632cm" draw:z-index="25"><draw:image xlink:href="Pictures/1000020100000262000002970B6E98AADD8D3E5C.png" xlink:type="simple" xlink:show="embed" xlink:actuate="onLoad" draw:mime-type="image/png"/></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ext:span text:style-name="T57">The </text:span>IP-address of the device is configured. See fu<text:span text:style-name="T57">r</text:span>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ext:span text:style-name="T57">r</text:span>ther information in the help for this class.</text:p>
      <text:h text:style-name="P91" text:outline-level="2"/>
      <text:h text:style-name="P94" text:outline-level="2">Modbus TCP Server</text:h>
      <text:p text:style-name="P26">With the Modbus TCP Server it is possible for external SCADA and storage systems to fetch data from a ProviewR system via Modbus TCP. It can also be used to exchange data between ProviewR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 address and the offset to the channel that is to be written or read. The start address makes it possible not to have overlap<text:span text:style-name="T57">p</text:span>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text:span text:style-name="T57">l</text:span>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text:span text:style-name="T57">r</text:span>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R systems, another port can be stated in the Port attribute of the Modbus_TCP_Server object. The same port also has to be specified in the slave object in the client node.</text:p>
      <text:p text:style-name="P10"><draw:frame draw:style-name="fr3" draw:name="graphics30" text:anchor-type="paragraph" svg:width="16.999cm" svg:height="9.029cm" draw:z-index="27"><draw:image xlink:href="Pictures/10000201000002A000000165F7C16AB28890758E.png" xlink:type="simple" xlink:show="embed" xlink:actuate="onLoad" draw:mime-type="image/png"/></draw:frame><text:soft-page-break/>Fig Modbus Server configuration</text:p>
      <text:p text:style-name="P10"><draw:frame draw:style-name="fr3" draw:name="graphics31" text:anchor-type="paragraph" svg:width="16.999cm" svg:height="18.586cm" draw:z-index="28"><draw:image xlink:href="Pictures/10000201000002A2000002E1C0D6AD34DFF5F709.png" xlink:type="simple" xlink:show="embed" xlink:actuate="onLoad" draw:mime-type="image/png"/></draw:frame><text:soft-page-break/>Fig Modbus Server channel configuration </text:p>
      <text:h text:style-name="Heading_20_2" text:outline-level="2"/>
      <text:h text:style-name="P93" text:outline-level="2"><text:span text:style-name="T1">Hilscher</text:span><text:span text:style-name="T33"> </text:span><text:span text:style-name="T1">cifX</text:span></text:h>
      <text:p text:style-name="P27">Hilscher cifX is a family of I/O cards handling a number of different I/O buses, CANopen, CC-Link, DeviceNet, EtherCAT, EtherNet/IP, Modbus TCP, Powerlink, Profibus, Profinet and Sercos III. The interface to ProviewR is the same for all the boards and buses.</text:p>
      <text:p text:style-name="P26">The board and the devices/slaves on the bus are configured in the SYCON.net configurator on Windows. The configuration is exported to a configuration file, that is copied to the process station.</text:p>
      <text:p text:style-name="P26">A Linux driver for the cifX card has to be installed on the process station.</text:p>
      <text:p text:style-name="P26">The library for the interface to the driver, has to be installed on the development station.</text:p>
      <text:h text:style-name="Heading_20_3" text:outline-level="3">SYCON.net configuration</text:h>
      <text:p text:style-name="P26"><text:span text:style-name="T34">Download SYCON.net from </text:span><text:a xlink:type="simple" xlink:href="http://www.hilscher.com/" text:style-name="Internet_20_link" text:visited-style-name="Visited_20_Internet_20_Link"><text:span text:style-name="T34">www.hilscher.com</text:span></text:a><text:span text:style-name="T34"> and install on a Window PC. Start SYCON.net, import device descriptions, eg gsd, gsdml, eds files etc.</text:span></text:p>
      <text:p text:style-name="P26"><draw:frame draw:style-name="fr1" draw:name="graphics41" text:anchor-type="paragraph" svg:width="16.999cm" svg:height="9.028cm" draw:z-index="38"><draw:image xlink:href="Pictures/10000000000003F300000219C077229D898A1F1D.png" xlink:type="simple" xlink:show="embed" xlink:actuate="onLoad" draw:mime-type="image/png"/></draw:frame>A configuration in SYCON.net</text:p>
      <text:p text:style-name="P26">When the configuration is finished, export it from the controller menu, </text:p>
      <text:p text:style-name="P26">Additional Functions/Export/DBM/nxd...</text:p>
      <text:p text:style-name="P26"><draw:frame draw:style-name="fr6" draw:name="graphics42" text:anchor-type="paragraph" svg:x="0.573cm" svg:y="0cm" svg:width="6.2cm" svg:height="5.463cm" draw:z-index="39"><draw:image xlink:href="Pictures/10000000000001A8000001C816DCDD6EB07C9CEA.png" xlink:type="simple" xlink:show="embed" xlink:actuate="onLoad" draw:mime-type="image/png"/></draw:frame>Fig Export the configuration</text:p>
      <text:p text:style-name="P26">This will create a configuration file, in some cases two files, that should be copied to the process station.</text:p>
      <text:h text:style-name="P99" text:outline-level="3"><text:soft-page-break/>cifX driver configuration</text:h>
      <text:p text:style-name="P68">The Linux cifX driver should be installed on the process station. Follow the instructions to build and load the driver.</text:p>
      <text:p text:style-name="Text_20_body">A directory tree for the driver configuration should be created under opt/cifx. </text:p>
      <text:p text:style-name="P69">On /opt/cifx the bootloader, eg NETX100-BSL.bin, should be placed. Under /opt/cifx/deviceconfig one directory for each card is created, with the serial number as directory name, and under this a directory with the device number and serial number, eg /opt/cifx/deviceconfig/1250100/22219. On this directory a file, device.conf is <text:s/>created. This should contain an alias, that is the identification of the card in the Proivew configuration. The alias has to correspond to the Alias attribute in the Hilscher_cifX_Master object. </text:p>
      <text:p text:style-name="Text_20_body">An example of device.conf:</text:p>
      <text:p text:style-name="Code"/>
      <text:p text:style-name="Code">alias=PROFINET </text:p>
      <text:p text:style-name="Code">irq=yes </text:p>
      <text:p text:style-name="Text_20_body"/>
      <text:p text:style-name="P69">This directory also contains a sub directory, channel0, where the firmware for the board is placed, together with the configuration files generated from SYCON.net. In the example below cifXpnm.nxf is the firmware for the Profinet controller, and config.nxd and nwid.nxd exported from the SYCON.net configuration</text:p>
      <text:p text:style-name="Code">&gt; ls /opt/cifx/deviceconfig/1250100/22219/channel0</text:p>
      <text:p text:style-name="Code">cifXpnm.nxf</text:p>
      <text:p text:style-name="Code">config.nxd</text:p>
      <text:p text:style-name="Code">nwid.nxd</text:p>
      <text:h text:style-name="Heading_20_3" text:outline-level="3">ProviewR configuration</text:h>
      <text:p text:style-name="Text_20_body">The ProviewR I/O configuration uses the Hilscher_cifX_Master, Hilscher_cifX_Device and Hilscher_cifX_Module objects, which represents the agent, rack and card levels.</text:p>
      <text:p text:style-name="P70">Place a Hilscher_cifX_Master object in the node hierarchy under the $Node object. Set the Alias attribute to the same alias as in the device.conf file for the board in the driver configuration. Set also the correct Process and ThreadObject.</text:p>
      <text:p text:style-name="Text_20_body"><text:span text:style-name="T35">Below the master object, a Hilscher_cifX_Device object is created for each device/slave on the bus, <text:s/>and below this, a Hilscher_cifX_Module object for each module on the device/slave. 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36"> in the </text:span><text:span text:style-name="T9">Profibus</text:span><text:span text:style-name="T36"> section above.</text:span></text:p>
      <text:p text:style-name="P71">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device and module objects. These offsets and sizes can be compared with the SYCON configuration.</text:p>
      <text:p text:style-name="P10"><draw:frame draw:style-name="fr2" draw:name="graphics43" text:anchor-type="paragraph" svg:x="0.058cm" svg:y="0cm" svg:width="16.053cm" svg:height="15.189cm" draw:z-index="40"><draw:image xlink:href="Pictures/100002010000027800000256137F27D82657DAFB.png" xlink:type="simple" xlink:show="embed" xlink:actuate="onLoad" draw:mime-type="image/png"/></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10"><draw:frame draw:style-name="fr6" draw:name="graphics44" text:anchor-type="paragraph" svg:x="0.046cm" svg:y="0.116cm" svg:width="11.684cm" svg:height="11.709cm" draw:z-index="41"><draw:image xlink:href="Pictures/10000201000001CC000001CD7C6B510FE6ED0C5A.png" xlink:type="simple" xlink:show="embed" xlink:actuate="onLoad" draw:mime-type="image/png"/></draw:frame><text:soft-page-break/>Fig cifX diagnosis</text:p>
      <text:p text:style-name="P8"/>
      <text:h text:style-name="P91"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R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text:span text:style-name="T16">as root</text:span></text:p>
      <text:p text:style-name="P19">&gt; insmod usbio.ko</text:p>
      <text:p text:style-name="Text_20_body">Allow all to read and write to the driver</text:p>
      <text:p text:style-name="P19">&gt; chmod a+rw /dev/usbio0</text:p>
      <text:p text:style-name="P25">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text:soft-page-break/>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style-name="TableLine94195568399584">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style-name="TableLine94195568973952">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style-name="TableLine94195568985408">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style-name="TableLine94195569101088">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style-name="TableLine94195569855856">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style-name="TableLine94195569858736">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style-name="TableLine94195569869152">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style-name="TableLine94195569945568">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style-name="TableLine94195569899744">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style-name="TableLine94195569948864">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style-name="TableLine94195570055328">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style-name="TableLine94195569935904">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style-name="TableLine94195569933568">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style-name="TableLine94195570116592">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style-name="TableLine94195570122800">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style-name="TableLine94195570128096">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style-name="TableLine94195570130688">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style-name="TableLine94195570134368">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style-name="TableLine94195570138800">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style-name="TableLine94195570142560">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style-name="TableLine94195570145120">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style-name="TableLine94195568024176">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able:table-row table:style-name="TableLine94195568063584">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style-name="TableLine94195568150432">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style-name="TableLine94195570201952">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style-name="TableLine94195570712752">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style-name="TableLine94195568381200">
          <table:table-cell table:style-name="Table7.A1" office:value-type="string">
            <text:p text:style-name="Table_20_Contents">RawValRangeLow</text:p>
          </table:table-cell>
          <table:table-cell table:style-name="Table7.B1" office:value-type="string">
            <text:p text:style-name="Table_20_Contents">0</text:p>
          </table:table-cell>
        </table:table-row>
        <text:soft-page-break/>
        <table:table-row table:style-name="TableLine94195567438512">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style-name="TableLine94195568097312">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style-name="TableLine94195568112528">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Code">$pwr_obj/rt_io_user.o -lpwr_rt -lusbio <text:span text:style-name="T25">-lpwr_usb_dummy -lpwr_pnak_dummy -lpwr_cifx_dummy -lpwr_nodave_dummy -lpwr_epl_dummy</text:span></text:p>
      <text:h text:style-name="P91" text:outline-level="2"/>
      <text:h text:style-name="P94" text:outline-level="2">Velleman K8055</text:h>
      <text:p text:style-name="Text_20_body">Velleman K8055 is an USB experiment board with 2 Ai, 5 Di, 8 Do and 2 Ao. It is can be purchased as a kit, K8055, or as an assembled board, VM110. The card can be used to test <text:s/>ProviewR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style-name="TableLine94195568263376">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style-name="TableLine94195568376368">
          <table:table-cell table:style-name="Table10.A2" office:value-type="float" office:value="0">
            <text:p text:style-name="Table_20_Contents">0</text:p>
          </table:table-cell>
          <table:table-cell table:style-name="Table10.B5" office:value-type="string">
            <text:p text:style-name="Table_20_Contents">on</text:p>
          </table:table-cell>
          <table:table-cell table:style-name="Table10.C5" office:value-type="string">
            <text:p text:style-name="Table_20_Contents">on</text:p>
          </table:table-cell>
        </table:table-row>
        <table:table-row table:style-name="TableLine94195568391184">
          <table:table-cell table:style-name="Table10.A2" office:value-type="float" office:value="1">
            <text:p text:style-name="Table_20_Contents">1</text:p>
          </table:table-cell>
          <table:table-cell table:style-name="Table10.B5" office:value-type="string">
            <text:p text:style-name="Table_20_Contents">off</text:p>
          </table:table-cell>
          <table:table-cell table:style-name="Table10.C5" office:value-type="string">
            <text:p text:style-name="Table_20_Contents">on</text:p>
          </table:table-cell>
        </table:table-row>
        <table:table-row table:style-name="TableLine94195568027616">
          <table:table-cell table:style-name="Table10.A2" office:value-type="float" office:value="2">
            <text:p text:style-name="Table_20_Contents">2</text:p>
          </table:table-cell>
          <table:table-cell table:style-name="Table10.B5" office:value-type="string">
            <text:p text:style-name="Table_20_Contents">on</text:p>
          </table:table-cell>
          <table:table-cell table:style-name="Table10.C5" office:value-type="string">
            <text:p text:style-name="Table_20_Contents">off</text:p>
          </table:table-cell>
        </table:table-row>
        <table:table-row table:style-name="TableLine94195567498096">
          <table:table-cell table:style-name="Table10.A2" office:value-type="float" office:value="3">
            <text:p text:style-name="Table_20_Contents">3</text:p>
          </table:table-cell>
          <table:table-cell table:style-name="Table10.B5" office:value-type="string">
            <text:p text:style-name="Table_20_Contents">off</text:p>
          </table:table-cell>
          <table:table-cell table:style-name="Table10.C5" office:value-type="string">
            <text:p text:style-name="Table_20_Contents">off</text:p>
          </table:table-cell>
        </table:table-row>
      </table:table>
      <text:p text:style-name="Text_20_body"/>
      <text:p text:style-name="Text_20_body">The card doesn't require any special driver, however the package libusb-1.0 has to be installed. ProviewR has to have read and write access to the device. The device will appear under /dev/bus/usb, <text:s/>e.g. /dev/<text:span text:style-name="T31">bus/</text:span>usb/002/003. With the command</text:p>
      <text:p text:style-name="Text_20_body">&gt; sudo chmod a+rw /dev/<text:span text:style-name="T31">bus/</text:span>usb/002/003</text:p>
      <text:p text:style-name="Text_20_body">all users are given read and write access <text:span text:style-name="T31">(use lsusb to find out the current device-name).</text:span></text:p>
      <text:p text:style-name="Text_20_body"><text:span text:style-name="T31">A more permanent solution to set write permissions on Ubuntu is to create the file </text:span><text:span text:style-name="T13">/etc/rules.d/Velleman.rules</text:span><text:span text:style-name="T31">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R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text:s/><text:span text:style-name="T57">is</text:span> acce<text:span text:style-name="T57">sse</text:span>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text:soft-page-break/>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style-name="TableLine94195570806992">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style-name="TableLine94195570798944">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style-name="TableLine94195570804432">
          <table:table-cell table:style-name="Table13.A2" office:value-type="string">
            <text:p text:style-name="Table_20_Contents">ChannelSigValRangeLow</text:p>
          </table:table-cell>
          <table:table-cell table:style-name="Table13.B4" office:value-type="string">
            <text:p text:style-name="Table_20_Contents">0</text:p>
          </table:table-cell>
        </table:table-row>
        <table:table-row table:style-name="TableLine94195570813328">
          <table:table-cell table:style-name="Table13.A2" office:value-type="string">
            <text:p text:style-name="Table_20_Contents">ChannelSigValRangeHigh</text:p>
          </table:table-cell>
          <table:table-cell table:style-name="Table13.B4"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style-name="TableLine94195570808400">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style-name="TableLine94195570824448">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style-name="TableLine94195570825984">
          <table:table-cell table:style-name="Table14.A2" office:value-type="string">
            <text:p text:style-name="Table_20_Contents">ChannelSigValRangeLow</text:p>
          </table:table-cell>
          <table:table-cell table:style-name="Table14.B4" office:value-type="string">
            <text:p text:style-name="Table_20_Contents">0</text:p>
          </table:table-cell>
        </table:table-row>
        <table:table-row table:style-name="TableLine94195570827088">
          <table:table-cell table:style-name="Table14.A2" office:value-type="string">
            <text:p text:style-name="Table_20_Contents">ChannelSigValRangeHigh</text:p>
          </table:table-cell>
          <table:table-cell table:style-name="Table14.B4" office:value-type="string">
            <text:p text:style-name="Table_20_Contents">5</text:p>
          </table:table-cell>
        </table:table-row>
      </table:table>
      <text:p text:style-name="P28"/>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P21">$pwr_obj/rt_io_user.o -lpwr_rt -lusb-1.0 -lpwr_usbio_dummy <text:span text:style-name="T25">-lpwr_pnak_dummy -lpwr_cifx_dummy -lpwr_nodave_dummy -lpwr_epl_dummy</text:span></text:p>
      <text:p text:style-name="P22"/>
      <text:p text:style-name="P10"><draw:frame draw:style-name="fr2" draw:name="graphics29" text:anchor-type="paragraph" svg:x="0.046cm" svg:y="0cm" svg:width="16.007cm" svg:height="16.272cm" draw:z-index="26"><draw:image xlink:href="Pictures/100000000000025D0000026733C756BFCE117049.png" xlink:type="simple" xlink:show="embed" xlink:actuate="onLoad" draw:mime-type="image/png"/></draw:frame><text:soft-page-break/>Fig Velleman K8055 configuration</text:p>
      <text:h text:style-name="P94" text:outline-level="2">Arduino Uno</text:h>
      <text:p text:style-name="P72">Interface to Arduino USB boards, e.g. Uno and Mega2560.</text:p>
      <text:h text:style-name="Heading_20_3" text:outline-level="3">Initialization of the Arduino board</text:h>
      <text:p text:style-name="P73">Install the Arduino environment on your development station. </text:p>
      <text:p text:style-name="Text_20_body">Connect the Arduino board to the development station and examine the device, normally /dev/ttyACM0 on linux. </text:p>
      <text:p text:style-name="P74">Open the sketch </text:p>
      <text:p text:style-name="P24">$pwr_inc/pwr_arduino_uno.ino </text:p>
      <text:p text:style-name="P74">in the Arduino Development Environment. Select board type in Tools/Board in the menu, and serial port in Tools/Serial Port. Press the Upload button.</text:p>
      <text:p text:style-name="P10"><draw:frame draw:style-name="fr6" draw:name="graphics39" text:anchor-type="paragraph" svg:x="0.032cm" svg:y="0.24cm" svg:width="13.229cm" svg:height="15.875cm" draw:z-index="35"><draw:image xlink:href="Pictures/10000000000001F40000025896CDCF8F3856AB1A.png" xlink:type="simple" xlink:show="embed" xlink:actuate="onLoad" draw:mime-type="image/png"/></draw:frame>Fig The Arduino Development Environment</text:p>
      <text:p text:style-name="Text_20_body"><text:span text:style-name="T27">See </text:span><text:a xlink:type="simple" xlink:href="http://www.arduino.cc/" text:style-name="Internet_20_link" text:visited-style-name="Visited_20_Internet_20_Link"><text:span text:style-name="T27">www.arduino.cc</text:span></text:a><text:span text:style-name="T27"> for more information.</text:span></text:p>
      <text:h text:style-name="P100" text:outline-level="3"><text:soft-page-break/>USB port baud rate </text:h>
      <text:p text:style-name="P75">For scan times faster than 50 ms you need to increase the baud rate of the USB port. The default baud rate of 9600 gives a read write cycle of about 45 ms. By increasing the baud rate to 38400 this time is reduced to 7 ms, which makes it possible to use scan times down to 10 ms. </text:p>
      <text:p text:style-name="Text_20_body">To change the baud rate you</text:p>
      <text:list xml:id="list2347897159" text:style-name="L4">
        <text:list-item>
          <text:p text:style-name="P108">configure the baud rate in the BaudRate attribute in the Arduino_Uno object.</text:p>
        </text:list-item>
        <text:list-item>
          <text:p text:style-name="P108"><text:span text:style-name="T29">change the baud rate value in the Serial.begin() call in the pwr_arduino_uno sketch and u</text:span><text:span text:style-name="T30">pload the modified sketch to the board.</text:span></text:p>
          <text:p text:style-name="P108"><draw:frame draw:style-name="fr6" draw:name="graphics40" text:anchor-type="paragraph" svg:x="1.259cm" svg:y="0cm" svg:width="13.229cm" svg:height="13.229cm" draw:z-index="36"><draw:image xlink:href="Pictures/10000000000001F4000001F4B32656CA3A92C5A4.png" xlink:type="simple" xlink:show="embed" xlink:actuate="onLoad" draw:mime-type="image/png"/></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R with the <text:span text:style-name="T27">rack</text:span> object <text:span text:style-name="T27">Arduino_USB and</text:span> the card object <text:span text:style-name="T27">Arduino_Uno</text:span>.</text:p>
      <text:h text:style-name="Heading_20_3" text:outline-level="3">Rack object</text:h>
      <text:h text:style-name="Heading_20_4" text:outline-level="4">Arduino_USB</text:h>
      <text:p text:style-name="Text_20_body">A <text:span text:style-name="T28">Arduino_USB</text:span> object is configured under the node object. State the Process (Plc) and plc thread in the PlcThread attribute.</text:p>
      <text:h text:style-name="Heading_20_3" text:outline-level="3"><text:soft-page-break/>Card object</text:h>
      <text:h text:style-name="Heading_20_4" text:outline-level="4">Arduino_Uno</text:h>
      <text:p text:style-name="Text_20_body">Beneath the rack object, a card object of type <text:span text:style-name="T28">Arduino_Uno</text:span> is configured. You can have <text:span text:style-name="T28">several</text:span> cards in one system. State Process and PlcThread <text:span text:style-name="T32">and the device name of the USB port, e.g. /dev/ttyACM0.</text:span></text:p>
      <text:h text:style-name="Heading_20_3" text:outline-level="3">Channels</text:h>
      <text:p text:style-name="P10">Digital channels</text:p>
      <text:p text:style-name="P76">Create channel objects under the Arduino_Uno object. For digital channels (2-13 on Uno and 2-53 on Mega2560), create ChanDi for the pins you want to use a digital inputs, and ChanDo for the pins you want to use as digital outputs. Set attribute Number to the pin number. Connect to suitable signal objects. Only the channels that are going to be used have to be configured.</text:p>
      <text:p text:style-name="P10">Ai channels</text:p>
      <text:p text:style-name="P76">Create ChanAi objects for the analog input channels (0-5 on Uno and 0-15 on Mega2560). Set Number to the channel number.</text:p>
      <text:p text:style-name="Text_20_body">The Ai channels has rawvalue range 0 – <text:span text:style-name="T26">1023</text:span> and signalvalue range 0 – 5 V, i.e. RawValRange and ChannelSigValRange should be set to</text:p>
      <text:p text:style-name="Standard"/>
      <table:table table:name="Table11" table:style-name="Table11">
        <table:table-column table:style-name="Table11.A"/>
        <table:table-column table:style-name="Table11.B"/>
        <table:table-row table:style-name="TableLine94195570982928">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style-name="TableLine94195570908496">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style-name="TableLine94195570840784">
          <table:table-cell table:style-name="Table11.A2" office:value-type="string">
            <text:p text:style-name="Table_20_Contents">ChannelSigValRangeLow</text:p>
          </table:table-cell>
          <table:table-cell table:style-name="Table11.B4" office:value-type="string">
            <text:p text:style-name="Table_20_Contents">0</text:p>
          </table:table-cell>
        </table:table-row>
        <table:table-row table:style-name="TableLine94195570912496">
          <table:table-cell table:style-name="Table11.A2" office:value-type="string">
            <text:p text:style-name="Table_20_Contents">ChannelSigValRangeHigh</text:p>
          </table:table-cell>
          <table:table-cell table:style-name="Table11.B4" office:value-type="string">
            <text:p text:style-name="Table_20_Contents">5</text:p>
          </table:table-cell>
        </table:table-row>
      </table:table>
      <text:p text:style-name="P28"/>
      <text:p text:style-name="Text_20_body">For example, to configure ActualValue range to 0 – 100, <text:s/>set SensorSigValRange 0 - 5 and ActValRange 0 – 100.</text:p>
      <text:p text:style-name="P10">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style-name="TableLine94195570984688">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style-name="TableLine94195571015696">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able:table-row table:style-name="TableLine94195571017232">
          <table:table-cell table:style-name="Table12.A2" office:value-type="string">
            <text:p text:style-name="Table_20_Contents">ChannelSigValRangeLow</text:p>
          </table:table-cell>
          <table:table-cell table:style-name="Table12.B4" office:value-type="string">
            <text:p text:style-name="Table_20_Contents">0</text:p>
          </table:table-cell>
        </table:table-row>
        <table:table-row table:style-name="TableLine94195571018336">
          <table:table-cell table:style-name="Table12.A2" office:value-type="string">
            <text:p text:style-name="Table_20_Contents">ChannelSigValRangeHigh</text:p>
          </table:table-cell>
          <table:table-cell table:style-name="Table12.B4" office:value-type="string">
            <text:p text:style-name="Table_20_Contents">5</text:p>
          </table:table-cell>
        </table:table-row>
      </table:table>
      <text:p text:style-name="P29"/>
      <text:p text:style-name="Text_20_body"/>
      <text:p text:style-name="P10"><draw:frame draw:style-name="fr1" draw:name="graphics36" text:anchor-type="paragraph" svg:width="16.999cm" svg:height="10.971cm" draw:z-index="34"><draw:image xlink:href="Pictures/1000000000000307000001F0B5E80DD66799385A.png" xlink:type="simple" xlink:show="embed" xlink:actuate="onLoad" draw:mime-type="image/png"/></draw:frame><text:soft-page-break/>Fig Arduino Uno configuration</text:p>
      <text:p text:style-name="P10"/>
      <text:p text:style-name="P10"><draw:frame draw:style-name="fr1" draw:name="graphics38" text:anchor-type="paragraph" svg:width="16.999cm" svg:height="22.139cm" draw:z-index="37"><draw:image xlink:href="Pictures/10000201000002B30000038419441792BEE16645.png" xlink:type="simple" xlink:show="embed" xlink:actuate="onLoad" draw:mime-type="image/png"/></draw:frame><text:soft-page-break/>Fig Arduino Uno channel configuration</text:p>
      <text:h text:style-name="P94" text:outline-level="2">GPIO</text:h>
      <text:p text:style-name="P26">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26">The GPIO implementation in ProviewR uses the support for GPIO in the Linux kernel. GPIO has to be specified in the kernel setup.</text:p>
      <text:p text:style-name="P26">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28"><draw:frame draw:style-name="fr2" draw:name="graphics32" text:anchor-type="paragraph" svg:x="0.011cm" svg:y="0.418cm" svg:width="15.316cm" svg:height="13.564cm" draw:z-index="29"><draw:image xlink:href="Pictures/100002010000025B0000021667B35F0FF2EEE504.png" xlink:type="simple" xlink:show="embed" xlink:actuate="onLoad" draw:mime-type="image/png"/></draw:frame>Fig GPIO configuration</text:p>
      <text:h text:style-name="P91" text:outline-level="2"/>
      <text:h text:style-name="P94" text:outline-level="2">OneWire</text:h>
      <text:p text:style-name="P26">1-Wire is a serial bus system with low speed data transfer. </text:p>
      <text:p text:style-name="P26">The rack level is configured with a OneWire object, and below this, the card objects for components attached to the 1-Wire circuit. </text:p>
      <text:p text:style-name="P26">The 1-Wire implementation in ProviewR uses the support for 1-Wire in the Linux kernel. 1-Wire has to be specified in the kernel setup.</text:p>
      <text:p text:style-name="P26">1-Wire devices has an identity that has to be stated in the Address attribute of the card object. The identity should be stated in decimal form. To retrieve the identity, attach the sensor to the bus, and list the directory /sys/bus/w1/w1 bus master.</text:p>
      <text:p text:style-name="P20">&gt; ls /sys/bus/w1/w1\ bus\ master</text:p>
      <text:p text:style-name="P20">28-0000028fa89c</text:p>
      <text:p text:style-name="P26">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P77">A search string is stated in ValueSearchString to indicate where in the file the sensor value is located. When reading the value, the search string is searched for, and and the value is expected to be found after the search string. If the search string is empty, the value will be read from the beginning of the file. </text:p>
      <text:p text:style-name="P77">The object contains an Ai channel, that should be connected to an Ai signal. The range attributes should be set in the channel object. If the sensor value in the file is given as a integer value, set Representation to Int32, if it is given as a float, set Representation to Float32.</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28"><draw:frame draw:style-name="fr2" draw:name="graphics33" text:anchor-type="paragraph" svg:x="0.074cm" svg:y="0cm" svg:width="16.434cm" svg:height="16.561cm" draw:z-index="30"><draw:image xlink:href="Pictures/10000201000002870000028C243341669E608549.png" xlink:type="simple" xlink:show="embed" xlink:actuate="onLoad" draw:mime-type="image/png"/></draw:frame><text:soft-page-break/>Fig 1-Wire configuration with a DS18B20 temperature sensor</text:p>
      <text:h text:style-name="Heading_20_1" text:outline-level="1">Adaption of I/O systems</text:h>
      <text:p text:style-name="Text_20_body">This section will describe how to add new I/O systems to ProviewR.</text:p>
      <text:p text:style-name="Text_20_body">Adding a new I/O system requires knowledge of how to create classes in ProviewR, and baseknowledge of c programming.</text:p>
      <text:p text:style-name="Text_20_body">An I/O system can be added for a single project, for a number of projects, or for the ProviewR base system. In the latter case you have to install and build from the ProviewR source code.</text:p>
      <text:h text:style-name="Heading_20_2" text:outline-level="2" text:is-list-header="true">Overview</text:h>
      <text:p text:style-name="Text_20_body">The I/O handling in ProviewR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 card mounted on the local PCI-bus, that communicates via a serial connection to slaves positioned in the plant. Each slave can contain modules of different type, e.g. one module with 4 Di channels, and one with 2 Ao channels. In this case the master card represents the agent level, the slaves the rack level and the modules the card 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 object reside in the plant hierarchy and represents for example a sensor or an order to an actuator in the plant. As there is a physical connection between the sensor in the plant and the channel on the I/O card, also the signal objects are connected to the channel object. Plcprograms, HMI and applications refer to the signal object that represents the component in the plant, <text:span text:style-name="T4">not</text:span> the channel object, representing a channel on an I/O unit.</text:p>
      <text:h text:style-name="Heading_20_3" text:outline-level="3">Area obje<text:span text:style-name="T38">cts</text:span></text:h>
      <text:p text:style-name="Text_20_body">Values that are fetched from input units and values that are put out to output units are stored in <text:soft-page-break/>special area objects. The area objects are created dynamically in runtime and reside in the system volume under the h<text:span text:style-name="T38">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38">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R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text:span text:style-name="T57">e</text:span>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4144960379" text:style-name="L5">
        <text:list-item>
          <text:p text:style-name="P109"><text:soft-page-break/>creates a context.</text:p>
        </text:list-item>
        <text:list-item>
          <text:p text:style-name="P109">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109">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109">for every I/O objects that is inserted, the methods are identified, and pointers to the method functions are fetched. Also pointers to the object and the objects name, is inserted in the data structure.</text:p>
        </text:list-item>
        <text:list-item>
          <text:p text:style-name="P109">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10">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82">i<text:span text:style-name="T20">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0">Data structure for an agent</text:p>
      <text:p text:style-name="Code">t<text:span text:style-name="T11">ypedef struct s_Agent {</text:span></text:p>
      <text:p text:style-name="Code"><text:soft-page-break/><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0">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text:span text:style-name="T57">o</text:span>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57">c</text:span>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0">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oft-page-break/><text:s text:c="3"/>int <text:s text:c="12"/>scan_interval_cnt;/* Counter to detect next time to scan */</text:p>
      <text:p text:style-name="Code"><text:s text:c="3"/>int <text:s text:c="12"/>AgentControlled;/* TRUE if <text:span text:style-name="T57">c</text:span>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0">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2">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text:span text:style-name="T57">t</text:span>s. If the channels are put as a vector or as individual attributes, depend on the how the reference in the plc documents should look. With an array you get an index starting from zero, with individual objec<text:span text:style-name="T38">t</text:span>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10"><draw:frame draw:style-name="fr6" draw:name="graphics6" text:anchor-type="paragraph" svg:x="0.159cm" svg:y="0.446cm" svg:width="13.864cm" svg:height="12.118cm" draw:z-index="9"><draw:image xlink:href="Pictures/100000000000020C000001CAAC5191D7A8AD6E98.gif" xlink:type="simple" xlink:show="embed" xlink:actuate="onLoad" draw:mime-type="image/gif"/></draw:frame><text:soft-page-break/>Fig Example of a baseclass for a card</text:p>
      <text:p text:style-name="P10"><draw:frame draw:style-name="fr6" draw:name="graphics7" text:anchor-type="paragraph" svg:x="0.079cm" svg:y="0.351cm" svg:width="15.663cm" svg:height="20.849cm" draw:z-index="17"><draw:image xlink:href="Pictures/100000000000025000000314E786CF683787A516.gif" xlink:type="simple" xlink:show="embed" xlink:actuate="onLoad" draw:mime-type="image/gif"/></draw:frame>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10"><draw:frame draw:style-name="fr5" draw:name="graphics4" text:anchor-type="paragraph" svg:width="12.462cm" svg:height="8.52cm" draw:z-index="13"><draw:image xlink:href="Pictures/10000000000001D700000142DFECA808BD303CC3.gif" xlink:type="simple" xlink:show="embed" xlink:actuate="onLoad" draw:mime-type="image/gif"/></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text:span text:style-name="T57">I</text:span>nt32. States which process should handle the unit.</text:p>
      <text:h text:style-name="Heading_20_4" text:outline-level="4">ThreadObject</text:h>
      <text:p text:style-name="Text_20_body">Attribute of type pwrs:Type-$Objid. States which thread in the plcprocess should handle the <text:span text:style-name="T57">I/O</text:span>.</text:p>
      <text:p text:style-name="P10"><draw:frame draw:style-name="fr5" draw:name="graphics5" text:anchor-type="paragraph" svg:width="10.372cm" svg:height="2.196cm" draw:z-index="2"><draw:image xlink:href="Pictures/1000000000000188000000532D0106BBB1EC7B31.gif" xlink:type="simple" xlink:show="embed" xlink:actuate="onLoad" draw:mime-type="image/gif"/></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Agents</text:h>
      <text:p text:style-name="Text_20_body">For agents, $Method objects with the name IoAgentInit, IoAgentClose, IoAgentRead and IoAgentWrite are created.</text:p>
      <text:h text:style-name="Heading_20_4" text:outline-level="4"><text:soft-page-break/>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0"><draw:frame draw:style-name="fr5" draw:name="graphics3" text:anchor-type="paragraph" svg:width="11.959cm" svg:height="5.556cm" draw:z-index="20"><draw:image xlink:href="Pictures/10000000000001C4000000D2044B4E2B1099F17E.gif" xlink:type="simple" xlink:show="embed" xlink:actuate="onLoad" draw:mime-type="image/gif"/></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10"><draw:frame draw:style-name="fr4" draw:name="graphics2" text:anchor-type="paragraph" svg:x="0.014cm" svg:y="0.358cm" svg:width="10.425cm" svg:height="4.657cm" draw:z-index="15"><draw:image xlink:href="Pictures/100000000000018A000000B020ACFE9B803B3C20.gif" xlink:type="simple" xlink:show="embed" xlink:actuate="onLoad" draw:mime-type="image/gif"/></draw:frame>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text:soft-page-break/>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1870909854" text:style-name="L6">
        <text:list-item>
          <text:p text:style-name="P110">Init-method is called at initialization of the I/O handling, i.e. at start up of the runtime environment and at soft restart.</text:p>
        </text:list-item>
        <text:list-item>
          <text:p text:style-name="P110">Close-method is called when the I/O handling is terminated, i.e. when the runtime environment is stopped or at a soft restart. </text:p>
        </text:list-item>
        <text:list-item>
          <text:p text:style-name="P110">Read-method is called cyclic when its time to read the input cards.</text:p>
        </text:list-item>
        <text:list-item>
          <text:p text:style-name="P110">Write-method is called cyclic when its time to put out values to the output cards.</text:p>
        </text:list-item>
        <text:list-item>
          <text:p text:style-name="P110">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 <text:span text:style-name="T60">m</text:span>ethods</text:h>
      <text:h text:style-name="Heading_20_5" text:outline-level="5">IoAgentInit</text:h>
      <text:p text:style-name="Text_20_body">Initialization method for an agent.</text:p>
      <text:p text:style-name="P8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4" text:outline-level="4"><text:soft-page-break/>Rack <text:span text:style-name="T60">methods</text:span></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4" text:outline-level="4">Card <text:span text:style-name="T60">methods</text:span></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text:soft-page-break/>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R base system, or as a part of a project.</text:p>
      <text:h text:style-name="Heading_20_5" text:outline-level="5">Module in ProviewR base system</text:h>
      <text:p text:style-name="Text_20_body">If the I/O system are implemented as a module in the ProviewR base system, you create a file <text:span text:style-name="T12">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10">plc_'nodename'_'busnumber'_</text:span><text:span text:style-name="T14">'plcname'</text:span><text:span text:style-name="T10">.opt</text:span>, e.g. <text:span text:style-name="T10">plc_mynode_0517_</text:span><text:span text:style-name="T14">plc</text:span><text:span text:style-name="T10">.opt</text:span>. The content of the file is sent as input data to the linker, ld, and you must also add the module with the methods of the class. In the example below these modules are supposed to be found in the archive <text:span text:style-name="T10">$pwrp_lib/libpwrp.a.</text:span></text:p>
      <text:p text:style-name="P84">$pwr_obj/rt_io_user.o -lpwrp <text:span text:style-name="T25">-lpwr_rt -lpwr_usbio_dummy -lpwr_usb_dummy -lpwr_pnak_dummy -lpwr_cifx_dummy -lpwr_nodave_dummy -lpwr_epl_dummy</text:span></text:p>
      <text:h text:style-name="Heading_20_4" text:outline-level="4">Example of rack methods</text:h>
      <text:p text:style-name="Code">#include &lt;stdio.h&gt;</text:p>
      <text:p text:style-name="Code">#include &lt;errno.h&gt;</text:p>
      <text:p text:style-name="Code"><text:soft-page-break/>#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38">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text:soft-page-break/>#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soft-page-break/>}</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oft-page-break/><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text:soft-page-break/>#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oft-page-break/><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oft-page-break/><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R.</text:p>
      <text:p text:style-name="Text_20_body">The I/O system in the example is USB I/O manufactured by Motion Control. It consists of a card with 21 channels of different type. The first four channels (A1 – A4) are Digital outputs of relay <text:soft-page-break/>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text:span text:style-name="T57">r</text:span>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38">d</text:span>ministrator with</text:p>
      <text:p text:style-name="P19">&gt; pwra</text:p>
      <text:p text:style-name="Text_20_body">and opens the GlobalVolumeList by activating <text:span text:style-name="T5">File/Open/GlobalVolumeList </text:span><text:span text:style-name="T2">in the menu. We enter edit mode and create a VolumeReg object with the name </text:span><text:span text:style-name="T5">CVolMerk1</text:span><text:span text:style-name="T2">. The volume identity for user class volumes should chosen in the interval 0.0.2-249.1-254 and we choose 0.0.99.20 as the identity for our class volume. In the attribute Project the name of our project is stated, </text:span><text:span text:style-name="T5">mars2</text:span><text:span text:style-name="T2">.</text:span></text:p>
      <text:p text:style-name="P10"><draw:frame draw:style-name="fr2" draw:name="graphics12" text:anchor-type="paragraph" svg:x="0cm" svg:y="0cm" svg:width="16.999cm" svg:height="8.841cm" draw:z-index="19"><draw:image xlink:href="Pictures/10000000000002860000015015FBCECE652273D6.gif" xlink:type="simple" xlink:show="embed" xlink:actuate="onLoad" draw:mime-type="image/gif"/></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9">&gt; pwrs</text:p>
      <text:p text:style-name="Text_20_body">in edit mode and create an object of type ClassVolumeConfig in the volume hierarchy. The object is named with the volume name CVolMerk1. After saving and leaving edit mode we can open the <text:soft-page-break/>class volume by activating <text:span text:style-name="T5">OpenClassEditor...</text:span> in the popup menu of the object.</text:p>
      <text:p text:style-name="P10"><draw:frame draw:style-name="fr3" draw:name="graphics13" text:anchor-type="paragraph" svg:width="16.986cm" svg:height="10.345cm" draw:z-index="21"><draw:image xlink:href="Pictures/100000000000028200000187C261A00C3F7CCB5C.gif" xlink:type="simple" xlink:show="embed" xlink:actuate="onLoad" draw:mime-type="image/gif"/></draw:frame>Fig Configuration of the classvolume in the directory volume and start of classeditor</text:p>
      <text:p text:style-name="Text_20_body"/>
      <text:p text:style-name="Text_20_body">In the classeditor classes are defined with specific class 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38">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0"><draw:frame draw:style-name="fr1" draw:name="graphics14" text:anchor-type="paragraph" svg:width="16.999cm" svg:height="14.328cm" draw:z-index="12"><draw:image xlink:href="Pictures/10000000000002900000022927BA09CC5A6880FE.gif" xlink:type="simple" xlink:show="embed" xlink:actuate="onLoad" draw:mime-type="image/gif"/></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10"><draw:frame draw:style-name="fr1" draw:name="graphics15" text:anchor-type="paragraph" svg:width="16.999cm" svg:height="10.312cm" draw:z-index="1"><draw:image xlink:href="Pictures/10000000000002900000018E5C03570E124F292A.gif" xlink:type="simple" xlink:show="embed" xlink:actuate="onLoad" draw:mime-type="image/gif"/></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10"><draw:frame draw:style-name="fr1" draw:name="graphics16" text:anchor-type="paragraph" svg:width="16.999cm" svg:height="14.406cm" draw:z-index="14"><draw:image xlink:href="Pictures/10000000000002900000022CE6FF05959611DEC1.gif" xlink:type="simple" xlink:show="embed" xlink:actuate="onLoad" draw:mime-type="image/gif"/></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0"><draw:frame draw:style-name="fr1" draw:name="graphics17" text:anchor-type="paragraph" svg:width="16.999cm" svg:height="10.753cm" draw:z-index="3"><draw:image xlink:href="Pictures/10000000000002900000019F74B2B07BC21085E1.gif" xlink:type="simple" xlink:show="embed" xlink:actuate="onLoad" draw:mime-type="image/gif"/></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1" draw:name="graphics19" text:anchor-type="paragraph" svg:width="16.999cm" svg:height="12.545cm" draw:z-index="16"><draw:image xlink:href="Pictures/10000000000002B3000001FE410ACB5732C43F6C.gif" xlink:type="simple" xlink:show="embed" xlink:actuate="onLoad" draw:mime-type="image/gif"/></draw:frame><text:soft-page-break/></text:p>
      <text:p text:style-name="P10">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10"><draw:frame draw:style-name="fr2" draw:name="graphics18" text:anchor-type="paragraph" svg:x="0cm" svg:y="0.116cm" svg:width="16.999cm" svg:height="11.464cm" draw:z-index="18"><draw:image xlink:href="Pictures/10000000000002B3000001D21F901E7809737E0F.gif" xlink:type="simple" xlink:show="embed" xlink:actuate="onLoad" draw:mime-type="image/gif"/></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 sheet, and set Process to 1. We also set MaxNoOfChannels to 21, as this card has 21 channels.</text:p>
      <text:p text:style-name="P10"><draw:frame draw:style-name="fr1" draw:name="graphics20" text:anchor-type="paragraph" svg:width="16.999cm" svg:height="11.525cm" draw:z-index="6"><draw:image xlink:href="Pictures/10000000000002BE000001DC3B9611566C885AEB.gif" xlink:type="simple" xlink:show="embed" xlink:actuate="onLoad" draw:mime-type="image/gif"/></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38">e</text:span>red in the c-code, i.e. “MotionControl_USBIO-IoCardInit”, etc. </text:p>
      <text:p text:style-name="P10"><draw:frame draw:style-name="fr1" draw:name="graphics21" text:anchor-type="paragraph" svg:width="16.999cm" svg:height="12.174cm" draw:z-index="5"><draw:image xlink:href="Pictures/10000000000002D6000002080E9A11465CC08413.gif" xlink:type="simple" xlink:show="embed" xlink:actuate="onLoad" draw:mime-type="image/gif"/></draw:frame><text:soft-page-break/>Fig I/O method configuration</text:p>
      <text:p text:style-name="P10"/>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as root</text:p>
      <text:p text:style-name="P19">&gt; insmod usbio.ko</text:p>
      <text:p text:style-name="Text_20_body">Allow all users to read and write to the driver</text:p>
      <text:p text:style-name="P1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text:span text:style-name="T62">appl</text:span>.</text:p>
      <text:p text:style-name="Text_20_body">As ProviewR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0">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 text:c="2"/>// Configure 4 Do and 4 Di on Port A</text:p>
      <text:p text:style-name="Code"><text:soft-page-break/><text:s/><text:span text:style-name="T10"><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 text:c="2"/>io_sLocal *local = cp-&gt;Local;</text:p>
      <text:p text:style-name="Code"><text:soft-page-break/><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oft-page-break/><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 text:c="4"/>if ( op-&gt;Status) op-&gt;Super.ErrorCount++;</text:p>
      <text:p text:style-name="Code"><text:soft-page-break/><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38">e</text:span>red. This is done by creating the file <text:span text:style-name="T10">$pwrp_</text:span><text:span text:style-name="T15">appl</text:span><text:span text:style-name="T10">/rt_io_user.c</text:span>. You use the macros pwr_BindIoUserMethods and pwr_BindIoUserClass for each class that contains methods.</text:p>
      <text:p text:style-name="P10">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text:span text:style-name="T62">appl</text:span>, $<text:span text:style-name="T10">pwrp_</text:span><text:span text:style-name="T15">appl</text:span><text:span text:style-name="T10">/makefile</text:span>. This will compile <text:span text:style-name="T10">ra_io_m_motioncontro_usbio.c</text:span> and <text:span text:style-name="T10">rt_io_user.c</text:span>, and place the object modules on the directory $pwrp_obj.</text:p>
      <text:p text:style-name="P10">makefile</text:p>
      <text:p text:style-name="Code">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 Main rule</text:p>
      <text:p text:style-name="Code"><text:soft-page-break/>mars2 : $(mars2_modules)</text:p>
      <text:p text:style-name="Code"><text:s text:c="8"/>@ echo "****** Mars2 modules built ******"</text:p>
      <text:p text:style-name="Code"/>
      <text:p text:style-name="Code"># Modules</text:p>
      <text:p text:style-name="Code"/>
      <text:p text:style-name="Code">$(pwrp_obj)/ra_io_m_motioncontrol_usbio.o : \ <text:s text:c="9"/><text:tab/>$(pwrp_<text:span text:style-name="T62">appl</text:span>)/ra_io_m_motioncontrol_usbio.c \</text:p>
      <text:p text:style-name="Code"><text:tab/>$(pwrp_inc)/pwr_cvolmerk1classes.h</text:p>
      <text:p text:style-name="Code"/>
      <text:p text:style-name="Code">$(pwrp_obj)/rt_io_user.o : $(pwrp_<text:span text:style-name="T62">appl</text:span>)/rt_io_user.c</text:p>
      <text:p text:style-name="Text_20_body"/>
      <text:h text:style-name="P104" text:outline-level="5">Build options</text:h>
      <text:p text:style-name="P78">We choose to call the methods from the plc process, and have to link the plc program with the object modules of the methods. To do this, we <text:span text:style-name="T61">create a BuildOptions object under the NodeConfig object in the directory volume.</text:span> <text:span text:style-name="T61">In ObjectModules[0] we insert the created object file ‘$pwrp_obj/rt_io_m_motioncontrol_usbio.o’, and in ObjectModules[1] ‘$pwrp_obj/rt_io_user.o’. </text:span>We also have to add the archive with the USB I/O driver API, <text:span text:style-name="T10">libusbio.a</text:span>. <text:span text:style-name="T61">This is specified in Archives[0] with ‘usbio’, without extension and the ‘lib’ prefix.</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9">&gt; pwrs volmerk1</text:p>
      <text:p text:style-name="Text_20_body">In the palette to the left, under the map AllClasses we find the class vol<text:span text:style-name="T38">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 object, we have to create channel objects for the channels that we are going to use, below the card object. See the result in <text:span text:style-name="T5">Fig The Node hierarchy</text:span>.</text:p>
      <text:p text:style-name="Text_20_body"/>
      <text:p text:style-name="P10"><draw:frame draw:style-name="fr2" draw:name="graphics22" text:anchor-type="paragraph" svg:x="0cm" svg:y="0.48cm" svg:width="16.999cm" svg:height="17.872cm" draw:z-index="42"><draw:image xlink:href="Pictures/10000000000002A9000002CC421E37CA2C613E77.gif" xlink:type="simple" xlink:show="embed" xlink:actuate="onLoad" draw:mime-type="image/gif"/></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1" draw:name="graphics23" text:anchor-type="paragraph" svg:width="16.999cm" svg:height="14.42cm" draw:z-index="8"><draw:image xlink:href="Pictures/100000000000028D0000022AB5E68FC5C34B4DF3.gif" xlink:type="simple" xlink:show="embed" xlink:actuate="onLoad" draw:mime-type="image/gif"/></draw:frame><text:soft-page-break/></text:p>
      <text:p text:style-name="P10">Fig Ai channel</text:p>
      <text:p text:style-name="Text_20_body">When reading the Ao channels, you receive the signal value 0-5 V, and a configuration for ActualValue range 0-100 can be seen in <text:span text:style-name="T5">Fig Ao channel</text:span>.</text:p>
      <text:p text:style-name="P10"><draw:frame draw:style-name="fr1" draw:name="graphics24" text:anchor-type="paragraph" svg:width="16.999cm" svg:height="14.42cm" draw:z-index="10"><draw:image xlink:href="Pictures/100000000000028D0000022A980ADEB0A1C4886A.gif" xlink:type="simple" xlink:show="embed" xlink:actuate="onLoad" draw:mime-type="image/gif"/></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R.</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style: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6-04T07:08:33</meta:creation-date>
    <dc:date>2023-05-26T14:58:30.116794314</dc:date>
    <dc:language>en-US</dc:language>
    <meta:editing-cycles>232</meta:editing-cycles>
    <meta:editing-duration>P13DT14H59M</meta:editing-duration>
    <meta:document-statistic meta:table-count="14" meta:image-count="61" meta:object-count="0" meta:page-count="105" meta:paragraph-count="1945" meta:word-count="19212" meta:character-count="123605" meta:non-whitespace-character-count="101464"/>
    <meta:user-defined meta:name="Info 1"/>
    <meta:user-defined meta:name="Info 2"/>
    <meta:user-defined meta:name="Info 3"/>
    <meta:user-defined meta:name="Info 4"/>
  </office:meta>
</office:document-meta>
</file>